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161.55pt"/>
    </style:style>
    <style:style style:name="co4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6.04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ro7" style:family="table-row">
      <style:table-row-properties style:row-height="17.4pt" fo:break-before="auto" style:use-optimal-row-height="true"/>
    </style:style>
    <style:style style:name="ro8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3"/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22"/>
    <style:style style:name="ce12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0"/>
    <style:style style:name="ce14" style:family="table-cell" style:parent-style-name="Default" style:data-style-name="N60">
      <style:text-properties style:font-name="SFRM1000" fo:font-size="10pt" style:font-name-asian="Arial1" style:font-size-asian="10.5pt" style:font-name-complex="SFRM1000" style:font-size-complex="10.5pt"/>
    </style:style>
    <style:style style:name="ce1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5" style:family="table-cell" style:parent-style-name="Default" style:data-style-name="N123">
      <style:table-cell-properties fo:border="none"/>
    </style:style>
    <style:style style:name="ce26" style:family="table-cell" style:parent-style-name="Default" style:data-style-name="N61"/>
    <style:style style:name="ce27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60">
      <style:table-cell-properties fo:background-color="transparent"/>
    </style:style>
    <style:style style:name="ce30" style:family="table-cell" style:parent-style-name="Default" style:data-style-name="N126"/>
    <style:style style:name="ce3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/>
    <style:style style:name="ce33" style:family="table-cell" style:parent-style-name="Default" style:data-style-name="N124"/>
    <style:style style:name="ce34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pt" svg:height="370.26pt" svg:x="8.08pt" svg:y="273.46pt">
            <loext:p draw:notify-on-update-of-ranges="Sheet1.C56:Sheet1.C62 Sheet1.A54:Sheet1.A54 Sheet1.D56:Sheet1.D62 Sheet1.C168:Sheet1.C173 Sheet1.A166:Sheet1.A166 Sheet1.D168:Sheet1.D173 Sheet1.C138:Sheet1.C142 Sheet1.A136:Sheet1.A136 Sheet1.D138:Sheet1.D142 Sheet1.C146:Sheet1.C149 Sheet1.A144:Sheet1.A144 Sheet1.D146:Sheet1.D149 Sheet1.C121:Sheet1.C122 Sheet1.A119:Sheet1.A119 Sheet1.D121:Sheet1.D122 Sheet1.C126:Sheet1.C127 Sheet1.A124:Sheet1.A124 Sheet1.D126:Sheet1.D127 Sheet1.C113:Sheet1.C117 Sheet1.A111:Sheet1.A111 Sheet1.D113:Sheet1.D117 Sheet1.C75:Sheet1.C78 Sheet1.A73:Sheet1.A73 Sheet1.D75:Sheet1.D78 Sheet1.C67:Sheet1.C70 Sheet1.A65:Sheet1.A65 Sheet1.D67:Sheet1.D70 Sheet1.C131:Sheet1.C134 Sheet1.A129:Sheet1.A129 Sheet1.D131:Sheet1.D134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I1:Sheet1.I1 Sheet1.B6:Sheet1.B11 Sheet1.J13:Sheet1.J18 Sheet1.I11:Sheet1.I11 Sheet1.F6:Sheet1.F11 Sheet1.J23:Sheet1.J28 Sheet1.I21:Sheet1.I21 Sheet1.B15:Sheet1.B20 Sheet1.J33:Sheet1.J37 Sheet1.I31:Sheet1.I31 Sheet1.F15:Sheet1.F18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76pt" svg:height="387.61pt" svg:x="488.13pt" svg:y="655.29pt">
            <loext:p draw:notify-on-update-of-ranges="Sheet1.C56:Sheet1.C62 Sheet1.A54:Sheet1.A54 Sheet1.B56:Sheet1.B62 Sheet1.C168:Sheet1.C173 Sheet1.A166:Sheet1.A166 Sheet1.B168:Sheet1.B173 Sheet1.C121:Sheet1.C122 Sheet1.A119:Sheet1.A119 Sheet1.B121:Sheet1.B122 Sheet1.C126:Sheet1.C127 Sheet1.A124:Sheet1.A124 Sheet1.B126:Sheet1.B127 Sheet1.A176:Sheet1.A176 Sheet1.B179:Sheet1.B182 Sheet1.C179:Sheet1.C182 Sheet1.A184:Sheet1.A184 Sheet1.B187:Sheet1.B190 Sheet1.C187:Sheet1.C190 Sheet1.A192:Sheet1.A192 Sheet1.B195:Sheet1.B198 Sheet1.C195:Sheet1.C198 Sheet1.A200:Sheet1.A200 Sheet1.B203:Sheet1.B206 Sheet1.C203:Sheet1.C206 Sheet1.C138:Sheet1.C142 Sheet1.A136:Sheet1.A136 Sheet1.B138:Sheet1.B142 Sheet1.C146:Sheet1.C149 Sheet1.A144:Sheet1.A144 Sheet1.B146:Sheet1.B149 Sheet1.C113:Sheet1.C117 Sheet1.A111:Sheet1.A111 Sheet1.B113:Sheet1.B117 Sheet1.C75:Sheet1.C78 Sheet1.A73:Sheet1.A73 Sheet1.B75:Sheet1.B78 Sheet1.C67:Sheet1.C70 Sheet1.A65:Sheet1.A65 Sheet1.B67:Sheet1.B70 Sheet1.C131:Sheet1.C134 Sheet1.A129:Sheet1.A129 Sheet1.B131:Sheet1.B134 Sheet1.C83:Sheet1.C87 Sheet1.A81:Sheet1.A81 Sheet1.B83:Sheet1.B87 Sheet1.C91:Sheet1.C94 Sheet1.A89:Sheet1.A89 Sheet1.B91:Sheet1.B94 Sheet1.C98:Sheet1.C101 Sheet1.A96:Sheet1.A96 Sheet1.B98:Sheet1.B101 Sheet1.J3:Sheet1.J8 Sheet1.I1:Sheet1.I1 Sheet1.K3:Sheet1.K7 Sheet1.J13:Sheet1.J18 Sheet1.I11:Sheet1.I11 Sheet1.K13:Sheet1.K17 Sheet1.J23:Sheet1.J28 Sheet1.I21:Sheet1.I21 Sheet1.K23:Sheet1.K27 Sheet1.J33:Sheet1.J37 Sheet1.I31:Sheet1.I31 Sheet1.K33:Sheet1.K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0</text:p>
          </table:table-cell>
          <table:table-cell table:style-name="ce5" office:value-type="float" office:value="0.0702707559989085" calcext:value-type="float">
            <text:p>7.03E-0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[.I3]*2" office:value-type="float" office:value="0.140541511997817" calcext:value-type="float">
            <text:p>0.140541512</text:p>
          </table:table-cell>
          <table:table-cell/>
          <table:table-cell office:value-type="string" calcext:value-type="string">
            <text:p>Slope 2</text:p>
          </table:table-cell>
          <table:table-cell table:formula="of:=[.J3]" office:value-type="float" office:value="0.03125" calcext:value-type="float">
            <text:p>0.03125</text:p>
          </table:table-cell>
          <table:table-cell table:style-name="ce5" table:formula="of:=[.B6]" office:value-type="float" office:value="0.0186414015969582" calcext:value-type="float">
            <text:p>1.86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ref0</text:p>
          </table:table-cell>
          <table:table-cell table:style-name="ce5" office:value-type="float" office:value="0.219448359316711" calcext:value-type="float">
            <text:p>2.19E-001</text:p>
          </table:table-cell>
          <table:table-cell table:formula="of:=1/SQRT([.$V3]*[.$W3]*([.T$1]+1)*([.T$1]+1))" office:value-type="float" office:value="0.111007556578848" calcext:value-type="float">
            <text:p>0.1110075566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316996850945681" calcext:value-type="float">
            <text:p>3.17E-0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=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/>
          <table:table-cell table:style-name="ce1" office:value-type="string" calcext:value-type="string">
            <text:p>P=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10" office:value-type="string" calcext:value-type="string">
            <text:p>ref1</text:p>
          </table:table-cell>
          <table:table-cell table:style-name="ce5" office:value-type="float" office:value="0.0636538289949049" calcext:value-type="float">
            <text:p>6.37E-002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[.I4]*2" office:value-type="float" office:value="0.12730765798981" calcext:value-type="float">
            <text:p>0.12730765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182044937470295" calcext:value-type="float">
            <text:p>1.82044937470295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10" office:value-type="string" calcext:value-type="string">
            <text:p>ref1</text:p>
          </table:table-cell>
          <table:table-cell table:style-name="ce5" office:value-type="float" office:value="0.184434300576141" calcext:value-type="float">
            <text:p>1.84E-001</text:p>
          </table:table-cell>
          <table:table-cell table:formula="of:=1/SQRT([.$V4]*[.$W4]*([.T$1]+1)*([.T$1]+1))" office:value-type="float" office:value="0.0628823892229747" calcext:value-type="float">
            <text:p>0.0628823892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246968733464541" calcext:value-type="float">
            <text:p>2.47E-001</text:p>
          </table:table-cell>
          <table:table-cell table:formula="of:=(LOG([.W4])-LOG([.W3]))/(LOG([.U4])-LOG([.U3]))" office:value-type="float" office:value="0.439232769447136" calcext:value-type="float">
            <text:p>0.43923276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0"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0"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style-name="ce10" office:value-type="string" calcext:value-type="string">
            <text:p>ref2</text:p>
          </table:table-cell>
          <table:table-cell table:style-name="ce5" office:value-type="float" office:value="0.0615396522252085" calcext:value-type="float">
            <text:p>6.15E-002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[.I5]*2" office:value-type="float" office:value="0.123079304450417" calcext:value-type="float">
            <text:p>0.123079304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10" office:value-type="string" calcext:value-type="string">
            <text:p>ref2</text:p>
          </table:table-cell>
          <table:table-cell table:style-name="ce5" office:value-type="float" office:value="0.158030303386443" calcext:value-type="float">
            <text:p>1.58E-001</text:p>
          </table:table-cell>
          <table:table-cell table:formula="of:=1/SQRT([.$V5]*[.$W5]*([.T$1]+1)*([.T$1]+1))" office:value-type="float" office:value="0.0354600478878057" calcext:value-type="float">
            <text:p>0.0354600479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94160739085145" calcext:value-type="float">
            <text:p>1.94E-001</text:p>
          </table:table-cell>
          <table:table-cell table:formula="of:=(LOG([.W5])-LOG([.W4]))/(LOG([.U5])-LOG([.U4]))" office:value-type="float" office:value="0.419955291785105" calcext:value-type="float">
            <text:p>0.4199552918</text:p>
          </table:table-cell>
          <table:table-cell table:number-columns-repeated="2"/>
        </table:table-row>
        <table:table-row table:style-name="ro1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11" table:formula="of:=2*ABS([.I3]-[.$I$37])" office:value-type="float" office:value="0.0186414015969582" calcext:value-type="float">
            <text:p>1.86E-2</text:p>
          </table:table-cell>
          <table:table-cell table:style-name="ce20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11" table:formula="of:=2*ABS([.I13]-[.$I$37])" office:value-type="float" office:value="0.0030187366116156" calcext:value-type="float">
            <text:p>3.02E-3</text:p>
          </table:table-cell>
          <table:table-cell table:style-name="ce20"/>
          <table:table-cell table:style-name="ce10" office:value-type="string" calcext:value-type="string">
            <text:p>ref3</text:p>
          </table:table-cell>
          <table:table-cell table:style-name="ce5" office:value-type="float" office:value="0.0610767298845865" calcext:value-type="float">
            <text:p>6.11E-002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[.I6]*2" office:value-type="float" office:value="0.122153459769173" calcext:value-type="float">
            <text:p>0.122153459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10" office:value-type="string" calcext:value-type="string">
            <text:p>ref3</text:p>
          </table:table-cell>
          <table:table-cell table:style-name="ce5" office:value-type="float" office:value="0.13970991211755" calcext:value-type="float">
            <text:p>1.40E-001</text:p>
          </table:table-cell>
          <table:table-cell table:formula="of:=1/SQRT([.$V6]*[.$W6]*([.T$1]+1)*([.T$1]+1))" office:value-type="float" office:value="0.0196844025874227" calcext:value-type="float">
            <text:p>0.0196844026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57519956547359" calcext:value-type="float">
            <text:p>1.58E-001</text:p>
          </table:table-cell>
          <table:table-cell table:formula="of:=(LOG([.W6])-LOG([.W5]))/(LOG([.U6])-LOG([.U5]))" office:value-type="float" office:value="0.355319892925883" calcext:value-type="float">
            <text:p>0.3553198929</text:p>
          </table:table-cell>
          <table:table-cell table:number-columns-repeated="2"/>
        </table:table-row>
        <table:table-row table:style-name="ro1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11" table:formula="of:=2*ABS([.I4]-[.$I$37])" office:value-type="float" office:value="0.00540754758895101" calcext:value-type="float">
            <text:p>5.41E-3</text:p>
          </table:table-cell>
          <table:table-cell table:style-name="ce21" table:formula="of:=(LOG([.B7])-LOG([.B6]))/(LOG([.J4])-LOG([.J3]))" office:value-type="float" office:value="1.78546397469094" calcext:value-type="float">
            <text:p>1.8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11" table:formula="of:=2*ABS([.I14]-[.$I$37])" office:value-type="float" office:value="0.000247178795815803" calcext:value-type="float">
            <text:p>2.47E-4</text:p>
          </table:table-cell>
          <table:table-cell table:style-name="ce21" table:formula="of:=(LOG([.F7])-LOG([.F6]))/(LOG([.J14])-LOG([.J13]))" office:value-type="float" office:value="3.61031799311888" calcext:value-type="float">
            <text:p>3.6</text:p>
          </table:table-cell>
          <table:table-cell table:style-name="ce10" office:value-type="string" calcext:value-type="string">
            <text:p>ref4</text:p>
          </table:table-cell>
          <table:table-cell table:style-name="ce5" office:value-type="float" office:value="0.0609788319890975" calcext:value-type="float">
            <text:p>6.10E-002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[.I7]*2" office:value-type="float" office:value="0.121957663978195" calcext:value-type="float">
            <text:p>0.12195766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10" office:value-type="string" calcext:value-type="string">
            <text:p>ref4</text:p>
          </table:table-cell>
          <table:table-cell table:style-name="ce5" office:value-type="float" office:value="0.128195016014073" calcext:value-type="float">
            <text:p>1.28E-001</text:p>
          </table:table-cell>
          <table:table-cell table:formula="of:=1/SQRT([.$V7]*[.$W7]*([.T$1]+1)*([.T$1]+1))" office:value-type="float" office:value="0.0106515981251788" calcext:value-type="float">
            <text:p>0.0106515981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134490164340405" calcext:value-type="float">
            <text:p>1.34E-001</text:p>
          </table:table-cell>
          <table:table-cell table:formula="of:=(LOG([.W7])-LOG([.W6]))/(LOG([.U7])-LOG([.U6]))" office:value-type="float" office:value="0.257379592892149" calcext:value-type="float">
            <text:p>0.2573795929</text:p>
          </table:table-cell>
          <table:table-cell table:number-columns-repeated="2"/>
        </table:table-row>
        <table:table-row table:style-name="ro1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11" table:formula="of:=2*ABS([.I5]-[.$I$37])" office:value-type="float" office:value="0.0011791940495582" calcext:value-type="float">
            <text:p>1.18E-3</text:p>
          </table:table-cell>
          <table:table-cell table:style-name="ce21" table:formula="of:=(LOG([.B8])-LOG([.B7]))/(LOG([.J5])-LOG([.J4]))" office:value-type="float" office:value="2.19717330718996" calcext:value-type="float">
            <text:p>2.2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11" table:formula="of:=2*ABS([.I15]-[.$I$37])" office:value-type="float" office:value="0.0000125351608716018" calcext:value-type="float">
            <text:p>1.25E-5</text:p>
          </table:table-cell>
          <table:table-cell table:style-name="ce21" table:formula="of:=(LOG([.F8])-LOG([.F7]))/(LOG([.J15])-LOG([.J14]))" office:value-type="float" office:value="4.30150257082521" calcext:value-type="float">
            <text:p>4.3</text:p>
          </table:table-cell>
          <table:table-cell table:style-name="ce10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31" office:value-type="float" office:value="262144" calcext:value-type="float">
            <text:p>262144</text:p>
          </table:table-cell>
          <table:table-cell table:style-name="ce10" office:value-type="string" calcext:value-type="string">
            <text:p>ref5</text:p>
          </table:table-cell>
          <table:table-cell table:style-name="ce5" office:value-type="float" office:value="0.121489243846608" calcext:value-type="float">
            <text:p>1.21E-001</text:p>
          </table:table-cell>
          <table:table-cell table:formula="of:=1/SQRT([.$V8]*[.$W8]*([.T$1]+1)*([.T$1]+1))" office:value-type="float" office:value="0.00561301635697007" calcext:value-type="float">
            <text:p>0.0056130164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121078620005475" calcext:value-type="float">
            <text:p>1.21E-001</text:p>
          </table:table-cell>
          <table:table-cell table:formula="of:=(LOG([.W8])-LOG([.W7]))/(LOG([.U8])-LOG([.U7]))" office:value-type="float" office:value="0.163982868196622" calcext:value-type="float">
            <text:p>0.1639828682</text:p>
          </table:table-cell>
          <table:table-cell table:number-columns-repeated="2"/>
        </table:table-row>
        <table:table-row table:style-name="ro1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11" table:formula="of:=2*ABS([.I6]-[.$I$37])" office:value-type="float" office:value="0.000253349368314199" calcext:value-type="float">
            <text:p>2.53E-4</text:p>
          </table:table-cell>
          <table:table-cell table:style-name="ce21" table:formula="of:=(LOG([.B9])-LOG([.B8]))/(LOG([.J6])-LOG([.J5]))" office:value-type="float" office:value="2.21860101259499" calcext:value-type="float">
            <text:p>2.2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11" table:formula="of:=2*ABS([.I16]-[.$I$37])" office:value-type="float" office:value="0.000000358946165207596" calcext:value-type="float">
            <text:p>3.59E-7</text:p>
          </table:table-cell>
          <table:table-cell table:style-name="ce21" table:formula="of:=(LOG([.F9])-LOG([.F8]))/(LOG([.J16])-LOG([.J15]))" office:value-type="float" office:value="5.12606921639462" calcext:value-type="float">
            <text:p>5.1</text:p>
          </table:table-cell>
          <table:table-cell table:style-name="ce10"/>
          <table:table-cell table:number-columns-repeated="4"/>
          <table:table-cell table:style-name="ce31"/>
          <table:table-cell/>
          <table:table-cell table:style-name="ce5"/>
          <table:table-cell table:number-columns-repeated="11"/>
        </table:table-row>
        <table:table-row table:style-name="ro1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11" table:formula="of:=2*ABS([.I7]-[.$I$37])" office:value-type="float" office:value="0.0000575535773361946" calcext:value-type="float">
            <text:p>5.76E-5</text:p>
          </table:table-cell>
          <table:table-cell table:style-name="ce21" table:formula="of:=(LOG([.B10])-LOG([.B9]))/(LOG([.J7])-LOG([.J6]))" office:value-type="float" office:value="2.1381507224239" calcext:value-type="float">
            <text:p>2.1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11" table:formula="of:=2*ABS([.I17]-[.$I$37])" office:value-type="float" office:value="0.000000291406205998879" calcext:value-type="float">
            <text:p>2.91E-7</text:p>
          </table:table-cell>
          <table:table-cell table:style-name="ce21" table:formula="of:=(LOG([.F10])-LOG([.F9]))/(LOG([.J17])-LOG([.J16]))" office:value-type="float" office:value="0.300735882269092" calcext:value-type="float">
            <text:p>0.3</text:p>
          </table:table-cell>
          <table:table-cell table:style-name="ce10"/>
          <table:table-cell table:number-columns-repeated="18"/>
        </table:table-row>
        <table:table-row table:style-name="ro1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12"/>
          <table:table-cell table:style-name="ce22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12"/>
          <table:table-cell table:style-name="ce22" table:formula="of:=(LOG([.F11])-LOG([.F10]))/(LOG([.J18])-LOG([.J17]))" office:value-type="string" office:string-value="" calcext:value-type="error">
            <text:p>Err:502</text:p>
          </table:table-cell>
          <table:table-cell table:style-name="ce10"/>
          <table:table-cell office:value-type="string" calcext:value-type="string">
            <text:p>DG P2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P=1</text:p>
          </table:table-cell>
          <table:table-cell table:number-columns-repeated="3"/>
          <table:table-cell office:value-type="string" calcext:value-type="string">
            <text:p>P=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9" office:value-type="float" office:value="3" calcext:value-type="float">
            <text:p>3</text:p>
          </table:table-cell>
          <table:table-cell table:style-name="ce18"/>
          <table:table-cell/>
          <table:table-cell table:style-name="ce1" office:value-type="string" calcext:value-type="string">
            <text:p>P=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table:style-name="ce10" office:value-type="string" calcext:value-type="string">
            <text:p>ref0</text:p>
          </table:table-cell>
          <table:table-cell table:style-name="ce5" office:value-type="float" office:value="0.0624594235062372" calcext:value-type="float">
            <text:p>6.25E-002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[.I13]*2" office:value-type="float" office:value="0.124918847012474" calcext:value-type="float">
            <text:p>0.124918847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1875" calcext:value-type="float">
            <text:p>0.01875</text:p>
          </table:table-cell>
          <table:table-cell table:style-name="ce5" table:formula="of:=[.F6]" office:value-type="float" office:value="0.0030187366116156" calcext:value-type="float">
            <text:p>3.02E-003</text:p>
          </table:table-cell>
          <table:table-cell table:number-columns-repeated="2"/>
          <table:table-cell table:style-name="ce6" table:formula="of:=[.A6]" office:value-type="float" office:value="1024" calcext:value-type="float">
            <text:p>1,024</text:p>
          </table:table-cell>
          <table:table-cell table:formula="of:=1/SQRT([.R13])" office:value-type="float" office:value="0.03125" calcext:value-type="float">
            <text:p>0.03125</text:p>
          </table:table-cell>
          <table:table-cell table:style-name="ce33" table:formula="of:=[.K3]" office:value-type="float" office:value="0.140541511997817" calcext:value-type="float">
            <text:p>1.40541511997817E-001</text:p>
          </table:table-cell>
          <table:table-cell/>
          <table:table-cell table:style-name="ce6" table:formula="of:=[.E6]" office:value-type="float" office:value="2304" calcext:value-type="float">
            <text:p>2,304</text:p>
          </table:table-cell>
          <table:table-cell table:formula="of:=1/SQRT([.V13])" office:value-type="float" office:value="0.0208333333333333" calcext:value-type="float">
            <text:p>0.0208333333</text:p>
          </table:table-cell>
          <table:table-cell table:style-name="ce33" table:formula="of:=[.K13]" office:value-type="float" office:value="0.124918847012474" calcext:value-type="float">
            <text:p>1.24918847012474E-0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0"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0"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style-name="ce10" office:value-type="string" calcext:value-type="string">
            <text:p>ref1</text:p>
          </table:table-cell>
          <table:table-cell table:style-name="ce5" office:value-type="float" office:value="0.0610736445983373" calcext:value-type="float">
            <text:p>6.11E-002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[.I14]*2" office:value-type="float" office:value="0.122147289196675" calcext:value-type="float">
            <text:p>0.122147289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7]*[.N11]" office:value-type="float" office:value="0.001171875" calcext:value-type="float">
            <text:p>0.001171875</text:p>
          </table:table-cell>
          <table:table-cell table:formula="of:=10^(LOG([.O13])+[.M14]*(LOG([.N14])-LOG([.N13])))" office:value-type="float" office:value="0.0000000460622651918886" calcext:value-type="float">
            <text:p>4.60622651918886E-08</text:p>
          </table:table-cell>
          <table:table-cell table:number-columns-repeated="2"/>
          <table:table-cell table:style-name="ce6" table:formula="of:=[.A7]" office:value-type="float" office:value="4096" calcext:value-type="float">
            <text:p>4,096</text:p>
          </table:table-cell>
          <table:table-cell table:formula="of:=1/SQRT([.R14])" office:value-type="float" office:value="0.015625" calcext:value-type="float">
            <text:p>0.015625</text:p>
          </table:table-cell>
          <table:table-cell table:style-name="ce33" table:formula="of:=[.K4]" office:value-type="float" office:value="0.12730765798981" calcext:value-type="float">
            <text:p>1.27307657989810E-001</text:p>
          </table:table-cell>
          <table:table-cell/>
          <table:table-cell table:style-name="ce6" table:formula="of:=[.E7]" office:value-type="float" office:value="9216" calcext:value-type="float">
            <text:p>9,216</text:p>
          </table:table-cell>
          <table:table-cell table:formula="of:=1/SQRT([.V14])" office:value-type="float" office:value="0.0104166666666667" calcext:value-type="float">
            <text:p>0.0104166667</text:p>
          </table:table-cell>
          <table:table-cell table:style-name="ce33" table:formula="of:=[.K14]" office:value-type="float" office:value="0.122147289196675" calcext:value-type="float">
            <text:p>1.22147289196675E-001</text:p>
          </table:table-cell>
          <table:table-cell table:number-columns-repeated="2"/>
        </table:table-row>
        <table:table-row table:style-name="ro1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11" table:formula="of:=2*ABS([.I23]-[.$I$37])" office:value-type="float" office:value="0.000492672592841595" calcext:value-type="float">
            <text:p>4.93E-4</text:p>
          </table:table-cell>
          <table:table-cell table:style-name="ce21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11" table:formula="of:=2*ABS([.I33]-[.$I$37])" office:value-type="float" office:value="0.0000646584223848029" calcext:value-type="float">
            <text:p>6.47E-5</text:p>
          </table:table-cell>
          <table:table-cell table:style-name="ce21"/>
          <table:table-cell table:style-name="ce10" office:value-type="string" calcext:value-type="string">
            <text:p>ref2</text:p>
          </table:table-cell>
          <table:table-cell table:style-name="ce5" office:value-type="float" office:value="0.0609563227808652" calcext:value-type="float">
            <text:p>6.10E-002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[.I15]*2" office:value-type="float" office:value="0.12191264556173" calcext:value-type="float">
            <text:p>0.1219126456</text:p>
          </table:table-cell>
          <table:table-cell table:number-columns-repeated="6"/>
          <table:table-cell table:style-name="ce6" table:formula="of:=[.A8]" office:value-type="float" office:value="16384" calcext:value-type="float">
            <text:p>16,384</text:p>
          </table:table-cell>
          <table:table-cell table:formula="of:=1/SQRT([.R15])" office:value-type="float" office:value="0.0078125" calcext:value-type="float">
            <text:p>0.0078125</text:p>
          </table:table-cell>
          <table:table-cell table:style-name="ce33" table:formula="of:=[.K5]" office:value-type="float" office:value="0.123079304450417" calcext:value-type="float">
            <text:p>1.23079304450417E-001</text:p>
          </table:table-cell>
          <table:table-cell/>
          <table:table-cell table:style-name="ce6" table:formula="of:=[.E8]" office:value-type="float" office:value="36864" calcext:value-type="float">
            <text:p>36,864</text:p>
          </table:table-cell>
          <table:table-cell table:formula="of:=1/SQRT([.V15])" office:value-type="float" office:value="0.00520833333333333" calcext:value-type="float">
            <text:p>0.0052083333</text:p>
          </table:table-cell>
          <table:table-cell table:style-name="ce33" table:formula="of:=[.K15]" office:value-type="float" office:value="0.12191264556173" calcext:value-type="float">
            <text:p>1.21912645561730E-001</text:p>
          </table:table-cell>
          <table:table-cell table:number-columns-repeated="2"/>
        </table:table-row>
        <table:table-row table:style-name="ro1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11" table:formula="of:=2*ABS([.I24]-[.$I$37])" office:value-type="float" office:value="0.0000083892148900061" calcext:value-type="float">
            <text:p>8.39E-6</text:p>
          </table:table-cell>
          <table:table-cell table:style-name="ce21" table:formula="of:=(LOG([.B16])-LOG([.B15]))/(LOG([.J24])-LOG([.J23]))" office:value-type="float" office:value="5.87594960571766" calcext:value-type="float">
            <text:p>5.9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11" table:formula="of:=2*ABS([.I34]-[.$I$37])" office:value-type="float" office:value="0.00000012728509439508" calcext:value-type="float">
            <text:p>1.27E-7</text:p>
          </table:table-cell>
          <table:table-cell table:style-name="ce21" table:formula="of:=(LOG([.F16])-LOG([.F15]))/(LOG([.J34])-LOG([.J33]))" office:value-type="float" office:value="8.98863101338838" calcext:value-type="float">
            <text:p>9.0</text:p>
          </table:table-cell>
          <table:table-cell table:style-name="ce10" office:value-type="string" calcext:value-type="string">
            <text:p>ref3</text:p>
          </table:table-cell>
          <table:table-cell table:style-name="ce5" office:value-type="float" office:value="0.060950234673512" calcext:value-type="float">
            <text:p>6.10E-002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[.I16]*2" office:value-type="float" office:value="0.121900469347024" calcext:value-type="float">
            <text:p>0.1219004693</text:p>
          </table:table-cell>
          <table:table-cell table:number-columns-repeated="6"/>
          <table:table-cell table:style-name="ce6" table:formula="of:=[.A9]" office:value-type="float" office:value="65536" calcext:value-type="float">
            <text:p>65,536</text:p>
          </table:table-cell>
          <table:table-cell table:formula="of:=1/SQRT([.R16])" office:value-type="float" office:value="0.00390625" calcext:value-type="float">
            <text:p>0.00390625</text:p>
          </table:table-cell>
          <table:table-cell table:style-name="ce33" table:formula="of:=[.K6]" office:value-type="float" office:value="0.122153459769173" calcext:value-type="float">
            <text:p>1.22153459769173E-001</text:p>
          </table:table-cell>
          <table:table-cell/>
          <table:table-cell table:style-name="ce6" table:formula="of:=[.E9]" office:value-type="float" office:value="147456" calcext:value-type="float">
            <text:p>147,456</text:p>
          </table:table-cell>
          <table:table-cell table:formula="of:=1/SQRT([.V16])" office:value-type="float" office:value="0.00260416666666667" calcext:value-type="float">
            <text:p>0.0026041667</text:p>
          </table:table-cell>
          <table:table-cell table:style-name="ce33" table:formula="of:=[.K16]" office:value-type="float" office:value="0.121900469347024" calcext:value-type="float">
            <text:p>1.21900469347024E-001</text:p>
          </table:table-cell>
          <table:table-cell table:number-columns-repeated="2"/>
        </table:table-row>
        <table:table-row table:style-name="ro1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11" table:formula="of:=2*ABS([.I25]-[.$I$37])" office:value-type="float" office:value="0.000000262422796604156" calcext:value-type="float">
            <text:p>2.62E-7</text:p>
          </table:table-cell>
          <table:table-cell table:style-name="ce21" table:formula="of:=(LOG([.B17])-LOG([.B16]))/(LOG([.J25])-LOG([.J24]))" office:value-type="float" office:value="4.99857084437462" calcext:value-type="float">
            <text:p>5.0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11" table:formula="of:=2*ABS([.I35]-[.$I$37])" office:value-type="float" office:value="0.000000375970906393852" calcext:value-type="float">
            <text:p>3.76E-7</text:p>
          </table:table-cell>
          <table:table-cell table:style-name="ce21" table:formula="of:=(LOG([.F17])-LOG([.F16]))/(LOG([.J35])-LOG([.J34]))" office:value-type="float" office:value="-1.56255754308604" calcext:value-type="float">
            <text:p>-1.6</text:p>
          </table:table-cell>
          <table:table-cell table:style-name="ce10" office:value-type="string" calcext:value-type="string">
            <text:p>ref4</text:p>
          </table:table-cell>
          <table:table-cell table:style-name="ce5" office:value-type="float" office:value="0.0609499094973264" calcext:value-type="float">
            <text:p>6.09E-002</text:p>
          </table:table-cell>
          <table:table-cell table:formula="of:=1/SQRT([.E10])" office:value-type="float" office:value="0.00130208333333333" calcext:value-type="float">
            <text:p>0.0013020833</text:p>
          </table:table-cell>
          <table:table-cell table:formula="of:=[.I17]*2" office:value-type="float" office:value="0.121899818994653" calcext:value-type="float">
            <text:p>0.121899819</text:p>
          </table:table-cell>
          <table:table-cell table:number-columns-repeated="6"/>
          <table:table-cell table:style-name="ce6" table:formula="of:=[.A10]" office:value-type="float" office:value="262144" calcext:value-type="float">
            <text:p>262,144</text:p>
          </table:table-cell>
          <table:table-cell table:formula="of:=1/SQRT([.R17])" office:value-type="float" office:value="0.001953125" calcext:value-type="float">
            <text:p>0.001953125</text:p>
          </table:table-cell>
          <table:table-cell table:style-name="ce33" table:formula="of:=[.K7]" office:value-type="float" office:value="0.121957663978195" calcext:value-type="float">
            <text:p>1.21957663978195E-001</text:p>
          </table:table-cell>
          <table:table-cell/>
          <table:table-cell table:style-name="ce6" table:formula="of:=[.E10]" office:value-type="float" office:value="589824" calcext:value-type="float">
            <text:p>589,824</text:p>
          </table:table-cell>
          <table:table-cell table:formula="of:=1/SQRT([.V17])" office:value-type="float" office:value="0.00130208333333333" calcext:value-type="float">
            <text:p>0.0013020833</text:p>
          </table:table-cell>
          <table:table-cell table:style-name="ce33" table:formula="of:=[.K17]" office:value-type="float" office:value="0.121899818994653" calcext:value-type="float">
            <text:p>1.21899818994653E-001</text:p>
          </table:table-cell>
          <table:table-cell table:number-columns-repeated="2"/>
        </table:table-row>
        <table:table-row table:style-name="ro1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11" table:formula="of:=2*ABS([.I26]-[.$I$37])" office:value-type="float" office:value="0.000000350951905994656" calcext:value-type="float">
            <text:p>3.51E-7</text:p>
          </table:table-cell>
          <table:table-cell table:style-name="ce21" table:formula="of:=(LOG([.B18])-LOG([.B17]))/(LOG([.J26])-LOG([.J25]))" office:value-type="float" office:value="-0.419380287006227" calcext:value-type="float">
            <text:p>-0.4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11" table:formula="of:=2*ABS([.I36]-[.$I$37])" office:value-type="float" office:value="0.000000242713117798443" calcext:value-type="float">
            <text:p>2.43E-7</text:p>
          </table:table-cell>
          <table:table-cell table:style-name="ce21"/>
          <table:table-cell table:style-name="ce10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7"/>
          <table:table-cell table:style-name="ce6" table:formula="of:=[.A11]" office:value-type="float" office:value="1048576" calcext:value-type="float">
            <text:p>1,048,576</text:p>
          </table:table-cell>
          <table:table-cell table:formula="of:=1/SQRT([.R18])" office:value-type="float" office:value="0.0009765625" calcext:value-type="float">
            <text:p>0.0009765625</text:p>
          </table:table-cell>
          <table:table-cell table:style-name="ce33" table:formula="of:=[.K8]" office:value-type="float" office:value="0" calcext:value-type="float">
            <text:p>0.00000000000000E+000</text:p>
          </table:table-cell>
          <table:table-cell/>
          <table:table-cell table:style-name="ce6" table:formula="of:=[.E11]" office:value-type="float" office:value="2359296" calcext:value-type="float">
            <text:p>2,359,296</text:p>
          </table:table-cell>
          <table:table-cell table:formula="of:=1/SQRT([.V18])" office:value-type="float" office:value="0.000651041666666667" calcext:value-type="float">
            <text:p>0.0006510417</text:p>
          </table:table-cell>
          <table:table-cell table:style-name="ce33" table:formula="of:=[.K18]" office:value-type="float" office:value="0" calcext:value-type="float">
            <text:p>0.00000000000000E+000</text:p>
          </table:table-cell>
          <table:table-cell table:number-columns-repeated="2"/>
        </table:table-row>
        <table:table-row table:style-name="ro1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11" table:formula="of:=2*ABS([.I27]-[.$I$37])" office:value-type="float" office:value="0.000000180050297601819" calcext:value-type="float">
            <text:p>1.80E-7</text:p>
          </table:table-cell>
          <table:table-cell table:style-name="ce21" table:formula="of:=(LOG([.B19])-LOG([.B18]))/(LOG([.J27])-LOG([.J26]))" office:value-type="float" office:value="0.962873354837207" calcext:value-type="float">
            <text:p>1.0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11" table:formula="of:=2*ABS([.I37]-[.$I$37])" office:value-type="float" office:value="0" calcext:value-type="float">
            <text:p>0.00E+0</text:p>
          </table:table-cell>
          <table:table-cell table:style-name="ce21"/>
          <table:table-cell table:style-name="ce10"/>
          <table:table-cell table:number-columns-repeated="18"/>
        </table:table-row>
        <table:table-row table:style-name="ro1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12"/>
          <table:table-cell table:style-name="ce22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12"/>
          <table:table-cell table:style-name="ce22"/>
          <table:table-cell table:style-name="ce27"/>
          <table:table-cell table:number-columns-repeated="18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DG P3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P=3</text:p>
          </table:table-cell>
          <table:table-cell table:number-columns-repeated="3"/>
          <table:table-cell office:value-type="string" calcext:value-type="string">
            <text:p>P=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0" office:value-type="string" calcext:value-type="string">
            <text:p>ref0</text:p>
          </table:table-cell>
          <table:table-cell table:style-name="ce5" office:value-type="float" office:value="0.0611963914968502" calcext:value-type="float">
            <text:p>6.12E-002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[.I23]*2" office:value-type="float" office:value="0.1223927829937" calcext:value-type="float">
            <text:p>0.122392783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40625" calcext:value-type="float">
            <text:p>0.0140625</text:p>
          </table:table-cell>
          <table:table-cell table:style-name="ce5" table:formula="of:=[.B15]" office:value-type="float" office:value="0.000492672592841595" calcext:value-type="float">
            <text:p>4.93E-004</text:p>
          </table:table-cell>
          <table:table-cell table:number-columns-repeated="2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1</text:p>
          </table:table-cell>
          <table:table-cell table:style-name="ce5" office:value-type="float" office:value="0.0609542498078744" calcext:value-type="float">
            <text:p>6.10E-002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[.I24]*2" office:value-type="float" office:value="0.121908499615749" calcext:value-type="float">
            <text:p>0.121908499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5]*[.N21]" office:value-type="float" office:value="0.003515625" calcext:value-type="float">
            <text:p>0.003515625</text:p>
          </table:table-cell>
          <table:table-cell table:formula="of:=10^(LOG([.O23])+[.M24]*(LOG([.N24])-LOG([.N23])))" office:value-type="float" office:value="0.000000120281394736718" calcext:value-type="float">
            <text:p>1.20281394736718E-07</text:p>
          </table:table-cell>
          <table:table-cell table:number-columns-repeated="2"/>
          <table:table-cell table:style-name="ce6" table:formula="of:=[.A15]" office:value-type="float" office:value="4096" calcext:value-type="float">
            <text:p>4,096</text:p>
          </table:table-cell>
          <table:table-cell table:formula="of:=1/SQRT([.R24])" office:value-type="float" office:value="0.015625" calcext:value-type="float">
            <text:p>0.015625</text:p>
          </table:table-cell>
          <table:table-cell table:style-name="ce33" table:formula="of:=[.K23]" office:value-type="float" office:value="0.1223927829937" calcext:value-type="float">
            <text:p>1.22392782993700E-001</text:p>
          </table:table-cell>
          <table:table-cell/>
          <table:table-cell table:style-name="ce6" table:formula="of:=[.E15]" office:value-type="float" office:value="6400" calcext:value-type="float">
            <text:p>6,400</text:p>
          </table:table-cell>
          <table:table-cell table:formula="of:=1/SQRT([.V24])" office:value-type="float" office:value="0.0125" calcext:value-type="float">
            <text:p>0.0125</text:p>
          </table:table-cell>
          <table:table-cell table:style-name="ce33" table:formula="of:=[.K33]" office:value-type="float" office:value="0.121964768823244" calcext:value-type="float">
            <text:p>1.21964768823244E-0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2</text:p>
          </table:table-cell>
          <table:table-cell table:style-name="ce5" office:value-type="float" office:value="0.0609499239890311" calcext:value-type="float">
            <text:p>6.09E-002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[.I25]*2" office:value-type="float" office:value="0.121899847978062" calcext:value-type="float">
            <text:p>0.121899848</text:p>
          </table:table-cell>
          <table:table-cell table:number-columns-repeated="6"/>
          <table:table-cell table:style-name="ce6" table:formula="of:=[.A16]" office:value-type="float" office:value="16384" calcext:value-type="float">
            <text:p>16,384</text:p>
          </table:table-cell>
          <table:table-cell table:formula="of:=1/SQRT([.R25])" office:value-type="float" office:value="0.0078125" calcext:value-type="float">
            <text:p>0.0078125</text:p>
          </table:table-cell>
          <table:table-cell table:style-name="ce33" table:formula="of:=[.K24]" office:value-type="float" office:value="0.121908499615749" calcext:value-type="float">
            <text:p>1.21908499615749E-001</text:p>
          </table:table-cell>
          <table:table-cell/>
          <table:table-cell table:style-name="ce6" table:formula="of:=[.E16]" office:value-type="float" office:value="25600" calcext:value-type="float">
            <text:p>25,600</text:p>
          </table:table-cell>
          <table:table-cell table:formula="of:=1/SQRT([.V25])" office:value-type="float" office:value="0.00625" calcext:value-type="float">
            <text:p>0.00625</text:p>
          </table:table-cell>
          <table:table-cell table:style-name="ce33" table:formula="of:=[.K34]" office:value-type="float" office:value="0.121900237685953" calcext:value-type="float">
            <text:p>1.21900237685953E-0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3</text:p>
          </table:table-cell>
          <table:table-cell table:style-name="ce5" office:value-type="float" office:value="0.0609498797244764" calcext:value-type="float">
            <text:p>6.09E-002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[.I26]*2" office:value-type="float" office:value="0.121899759448953" calcext:value-type="float">
            <text:p>0.1218997594</text:p>
          </table:table-cell>
          <table:table-cell table:number-columns-repeated="6"/>
          <table:table-cell table:style-name="ce6" table:formula="of:=[.A17]" office:value-type="float" office:value="65536" calcext:value-type="float">
            <text:p>65,536</text:p>
          </table:table-cell>
          <table:table-cell table:formula="of:=1/SQRT([.R26])" office:value-type="float" office:value="0.00390625" calcext:value-type="float">
            <text:p>0.00390625</text:p>
          </table:table-cell>
          <table:table-cell table:style-name="ce33" table:formula="of:=[.K25]" office:value-type="float" office:value="0.121899847978062" calcext:value-type="float">
            <text:p>1.21899847978062E-001</text:p>
          </table:table-cell>
          <table:table-cell/>
          <table:table-cell table:style-name="ce6" table:formula="of:=[.E17]" office:value-type="float" office:value="102400" calcext:value-type="float">
            <text:p>102,400</text:p>
          </table:table-cell>
          <table:table-cell table:formula="of:=1/SQRT([.V26])" office:value-type="float" office:value="0.003125" calcext:value-type="float">
            <text:p>0.003125</text:p>
          </table:table-cell>
          <table:table-cell table:style-name="ce33" table:formula="of:=[.K35]" office:value-type="float" office:value="0.121899734429952" calcext:value-type="float">
            <text:p>1.21899734429952E-0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4</text:p>
          </table:table-cell>
          <table:table-cell table:style-name="ce28" office:value-type="float" office:value="0.0609499651752806" calcext:value-type="float">
            <text:p>6.09E-002</text:p>
          </table:table-cell>
          <table:table-cell table:formula="of:=1/SQRT([.A19])" office:value-type="float" office:value="0.0009765625" calcext:value-type="float">
            <text:p>0.0009765625</text:p>
          </table:table-cell>
          <table:table-cell table:formula="of:=[.I27]*2" office:value-type="float" office:value="0.121899930350561" calcext:value-type="float">
            <text:p>0.1218999304</text:p>
          </table:table-cell>
          <table:table-cell table:number-columns-repeated="6"/>
          <table:table-cell table:style-name="ce6" table:formula="of:=[.A18]" office:value-type="float" office:value="262144" calcext:value-type="float">
            <text:p>262,144</text:p>
          </table:table-cell>
          <table:table-cell table:formula="of:=1/SQRT([.R27])" office:value-type="float" office:value="0.001953125" calcext:value-type="float">
            <text:p>0.001953125</text:p>
          </table:table-cell>
          <table:table-cell table:style-name="ce33" table:formula="of:=[.K26]" office:value-type="float" office:value="0.121899759448953" calcext:value-type="float">
            <text:p>1.21899759448953E-001</text:p>
          </table:table-cell>
          <table:table-cell/>
          <table:table-cell table:style-name="ce6" table:formula="of:=[.E18]" office:value-type="float" office:value="409600" calcext:value-type="float">
            <text:p>409,600</text:p>
          </table:table-cell>
          <table:table-cell table:formula="of:=1/SQRT([.V27])" office:value-type="float" office:value="0.0015625" calcext:value-type="float">
            <text:p>0.0015625</text:p>
          </table:table-cell>
          <table:table-cell table:style-name="ce33" table:formula="of:=[.K36]" office:value-type="float" office:value="0.121899867687741" calcext:value-type="float">
            <text:p>1.21899867687741E-0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7"/>
          <table:table-cell table:style-name="ce6" table:formula="of:=[.A19]" office:value-type="float" office:value="1048576" calcext:value-type="float">
            <text:p>1,048,576</text:p>
          </table:table-cell>
          <table:table-cell table:formula="of:=1/SQRT([.R28])" office:value-type="float" office:value="0.0009765625" calcext:value-type="float">
            <text:p>0.0009765625</text:p>
          </table:table-cell>
          <table:table-cell table:style-name="ce33" table:formula="of:=[.K27]" office:value-type="float" office:value="0.121899930350561" calcext:value-type="float">
            <text:p>1.21899930350561E-001</text:p>
          </table:table-cell>
          <table:table-cell/>
          <table:table-cell table:style-name="ce6" table:formula="of:=[.E19]" office:value-type="float" office:value="1638400" calcext:value-type="float">
            <text:p>1,638,400</text:p>
          </table:table-cell>
          <table:table-cell table:formula="of:=1/SQRT([.V28])" office:value-type="float" office:value="0.00078125" calcext:value-type="float">
            <text:p>0.00078125</text:p>
          </table:table-cell>
          <table:table-cell table:style-name="ce33" table:formula="of:=[.K37]" office:value-type="float" office:value="0.121900110400859" calcext:value-type="float">
            <text:p>1.21900110400859E-001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16"/>
          <table:table-cell table:style-name="ce6" table:formula="of:=[.A20]" office:value-type="float" office:value="4194304" calcext:value-type="float">
            <text:p>4,194,304</text:p>
          </table:table-cell>
          <table:table-cell table:formula="of:=1/SQRT([.R29])" office:value-type="float" office:value="0.00048828125" calcext:value-type="float">
            <text:p>0.0004882813</text:p>
          </table:table-cell>
          <table:table-cell table:style-name="ce33" table:formula="of:=[.K28]" office:value-type="float" office:value="0" calcext:value-type="float">
            <text:p>0.00000000000000E+000</text:p>
          </table:table-cell>
          <table:table-cell/>
          <table:table-cell table:style-name="ce6" table:formula="of:=[.E20]" office:value-type="float" office:value="6553600" calcext:value-type="float">
            <text:p>6,553,600</text:p>
          </table:table-cell>
          <table:table-cell table:formula="of:=1/SQRT([.V29])" office:value-type="float" office:value="0.000390625" calcext:value-type="float">
            <text:p>0.000390625</text:p>
          </table:table-cell>
          <table:table-cell table:style-name="ce33" table:formula="of:=[.K38]" office:value-type="float" office:value="0" calcext:value-type="float">
            <text:p>0.00000000000000E+000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 table:number-columns-repeated="8"/>
          <table:table-cell office:value-type="string" calcext:value-type="string">
            <text:p>DG P4</text:p>
          </table:table-cell>
          <table:table-cell table:number-columns-repeated="4"/>
          <table:table-cell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ref0</text:p>
          </table:table-cell>
          <table:table-cell table:style-name="ce5" office:value-type="float" office:value="0.0609823844116218" calcext:value-type="float">
            <text:p>6.10E-002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3125" calcext:value-type="float">
            <text:p>0.013125</text:p>
          </table:table-cell>
          <table:table-cell table:style-name="ce5" table:formula="of:=[.F15]" office:value-type="float" office:value="0.0000646584223848029" calcext:value-type="float">
            <text:p>6.47E-005</text:p>
          </table:table-cell>
          <table:table-cell table:number-columns-repeated="2"/>
          <table:table-cell office:value-type="string" calcext:value-type="string">
            <text:p>P=1</text:p>
          </table:table-cell>
          <table:table-cell table:number-columns-repeated="4"/>
          <table:table-cell office:value-type="string" calcext:value-type="string">
            <text:p>P=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ref1</text:p>
          </table:table-cell>
          <table:table-cell table:style-name="ce5" office:value-type="float" office:value="0.0609501188429766" calcext:value-type="float">
            <text:p>6.10E-002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4]*[.N31]/1.25" office:value-type="float" office:value="0.00525" calcext:value-type="float">
            <text:p>0.00525</text:p>
          </table:table-cell>
          <table:table-cell table:formula="of:=10^(LOG([.O33])+[.M34]*(LOG([.N34])-LOG([.N33])))" office:value-type="float" office:value="0.0000000423745436941045" calcext:value-type="float">
            <text:p>4.23745436941045E-08</text:p>
          </table:table-cell>
          <table:table-cell table:number-columns-repeated="2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ref2</text:p>
          </table:table-cell>
          <table:table-cell table:style-name="ce5" office:value-type="float" office:value="0.0609498672149762" calcext:value-type="float">
            <text:p>6.09E-002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number-columns-repeated="5"/>
          <table:table-cell table:style-name="ce10" office:value-type="string" calcext:value-type="string">
            <text:p>ref0</text:p>
          </table:table-cell>
          <table:table-cell table:style-name="ce6" table:formula="of:=[.A6]" office:value-type="float" office:value="1024" calcext:value-type="float">
            <text:p>1,024</text:p>
          </table:table-cell>
          <table:table-cell table:formula="of:=1/SQRT([.R35])" office:value-type="float" office:value="0.03125" calcext:value-type="float">
            <text:p>0.03125</text:p>
          </table:table-cell>
          <table:table-cell table:style-name="ce33" table:formula="of:=[.U35]*2" office:value-type="float" office:value="0.0510173837424042" calcext:value-type="float">
            <text:p>5.10173837424042E-002</text:p>
          </table:table-cell>
          <table:table-cell table:style-name="ce5" office:value-type="float" office:value="0.0255086918712021" calcext:value-type="float">
            <text:p>2.55E-002</text:p>
          </table:table-cell>
          <table:table-cell/>
          <table:table-cell table:style-name="ce34" table:formula="of:=[.E6]" office:value-type="float" office:value="2304" calcext:value-type="float">
            <text:p>2304</text:p>
          </table:table-cell>
          <table:table-cell table:formula="of:=1/SQRT([.W35])" office:value-type="float" office:value="0.0208333333333333" calcext:value-type="float">
            <text:p>0.0208333333</text:p>
          </table:table-cell>
          <table:table-cell table:style-name="ce33" table:formula="of:=[.Z35]*2" office:value-type="float" office:value="0.0404606433045024" calcext:value-type="float">
            <text:p>4.04606433045024E-002</text:p>
          </table:table-cell>
          <table:table-cell table:style-name="ce5" office:value-type="float" office:value="0.0202303216522512" calcext:value-type="float">
            <text:p>2.02E-002</text:p>
          </table:table-cell>
        </table:table-row>
        <table:table-row table:style-name="ro3">
          <table:table-cell table:number-columns-repeated="7"/>
          <table:table-cell table:style-name="ce10" office:value-type="string" calcext:value-type="string">
            <text:p>ref3</text:p>
          </table:table-cell>
          <table:table-cell table:style-name="ce29" office:value-type="float" office:value="0.0609499338438705" calcext:value-type="float">
            <text:p>6.09E-002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number-columns-repeated="5"/>
          <table:table-cell table:style-name="ce10" office:value-type="string" calcext:value-type="string">
            <text:p>ref1</text:p>
          </table:table-cell>
          <table:table-cell table:style-name="ce6" table:formula="of:=[.A7]" office:value-type="float" office:value="4096" calcext:value-type="float">
            <text:p>4,096</text:p>
          </table:table-cell>
          <table:table-cell table:formula="of:=1/SQRT([.R36])" office:value-type="float" office:value="0.015625" calcext:value-type="float">
            <text:p>0.015625</text:p>
          </table:table-cell>
          <table:table-cell table:style-name="ce33" table:formula="of:=[.U36]*2" office:value-type="float" office:value="0.0445227676649438" calcext:value-type="float">
            <text:p>4.45227676649438E-002</text:p>
          </table:table-cell>
          <table:table-cell table:style-name="ce5" office:value-type="float" office:value="0.0222613838324719" calcext:value-type="float">
            <text:p>2.23E-002</text:p>
          </table:table-cell>
          <table:table-cell/>
          <table:table-cell table:style-name="ce34" table:formula="of:=[.E7]" office:value-type="float" office:value="9216" calcext:value-type="float">
            <text:p>9216</text:p>
          </table:table-cell>
          <table:table-cell table:formula="of:=1/SQRT([.W36])" office:value-type="float" office:value="0.0104166666666667" calcext:value-type="float">
            <text:p>0.0104166667</text:p>
          </table:table-cell>
          <table:table-cell table:style-name="ce33" table:formula="of:=[.Z36]*2" office:value-type="float" office:value="0.0406281445826658" calcext:value-type="float">
            <text:p>4.06281445826658E-002</text:p>
          </table:table-cell>
          <table:table-cell table:style-name="ce5" office:value-type="float" office:value="0.0203140722913329" calcext:value-type="float">
            <text:p>2.03E-002</text:p>
          </table:table-cell>
        </table:table-row>
        <table:table-row table:style-name="ro3">
          <table:table-cell table:number-columns-repeated="7"/>
          <table:table-cell table:style-name="ce10" office:value-type="string" calcext:value-type="string">
            <text:p>ref4</text:p>
          </table:table-cell>
          <table:table-cell table:style-name="ce28" office:value-type="float" office:value="0.0609500552004294" calcext:value-type="float">
            <text:p>6.10E-002</text:p>
          </table:table-cell>
          <table:table-cell table:formula="of:=1/SQRT([.E19])" office:value-type="float" office:value="0.00078125" calcext:value-type="float">
            <text:p>0.00078125</text:p>
          </table:table-cell>
          <table:table-cell table:style-name="ce30" table:formula="of:=[.I37]*2" office:value-type="float" office:value="0.121900110400859" calcext:value-type="float">
            <text:p>1.21900110400859E-01</text:p>
          </table:table-cell>
          <table:table-cell table:number-columns-repeated="5"/>
          <table:table-cell table:style-name="ce10" office:value-type="string" calcext:value-type="string">
            <text:p>ref2</text:p>
          </table:table-cell>
          <table:table-cell table:style-name="ce6" table:formula="of:=[.A8]" office:value-type="float" office:value="16384" calcext:value-type="float">
            <text:p>16,384</text:p>
          </table:table-cell>
          <table:table-cell table:formula="of:=1/SQRT([.R37])" office:value-type="float" office:value="0.0078125" calcext:value-type="float">
            <text:p>0.0078125</text:p>
          </table:table-cell>
          <table:table-cell table:style-name="ce33" table:formula="of:=[.U37]*2" office:value-type="float" office:value="0.0415385073777894" calcext:value-type="float">
            <text:p>4.15385073777894E-002</text:p>
          </table:table-cell>
          <table:table-cell table:style-name="ce5" office:value-type="float" office:value="0.0207692536888947" calcext:value-type="float">
            <text:p>2.08E-002</text:p>
          </table:table-cell>
          <table:table-cell/>
          <table:table-cell table:style-name="ce34" table:formula="of:=[.E8]" office:value-type="float" office:value="36864" calcext:value-type="float">
            <text:p>36864</text:p>
          </table:table-cell>
          <table:table-cell table:formula="of:=1/SQRT([.W37])" office:value-type="float" office:value="0.00520833333333333" calcext:value-type="float">
            <text:p>0.0052083333</text:p>
          </table:table-cell>
          <table:table-cell table:style-name="ce33" table:formula="of:=[.Z37]*2" office:value-type="float" office:value="0.0409741892335834" calcext:value-type="float">
            <text:p>4.09741892335834E-002</text:p>
          </table:table-cell>
          <table:table-cell table:style-name="ce5" office:value-type="float" office:value="0.0204870946167917" calcext:value-type="float">
            <text:p>2.05E-002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ref5</text:p>
          </table:table-cell>
          <table:table-cell/>
          <table:table-cell table:formula="of:=1/SQRT([.E20])" office:value-type="float" office:value="0.000390625" calcext:value-type="float">
            <text:p>0.000390625</text:p>
          </table:table-cell>
          <table:table-cell table:number-columns-repeated="6"/>
          <table:table-cell table:style-name="ce10" office:value-type="string" calcext:value-type="string">
            <text:p>ref3</text:p>
          </table:table-cell>
          <table:table-cell table:style-name="ce6" table:formula="of:=[.A9]" office:value-type="float" office:value="65536" calcext:value-type="float">
            <text:p>65,536</text:p>
          </table:table-cell>
          <table:table-cell table:formula="of:=1/SQRT([.R38])" office:value-type="float" office:value="0.00390625" calcext:value-type="float">
            <text:p>0.00390625</text:p>
          </table:table-cell>
          <table:table-cell table:style-name="ce33" table:formula="of:=[.U38]*2" office:value-type="float" office:value="0.0411050799947536" calcext:value-type="float">
            <text:p>4.11050799947536E-002</text:p>
          </table:table-cell>
          <table:table-cell table:style-name="ce5" office:value-type="float" office:value="0.0205525399973768" calcext:value-type="float">
            <text:p>2.06E-002</text:p>
          </table:table-cell>
          <table:table-cell/>
          <table:table-cell table:style-name="ce34" table:formula="of:=[.E9]" office:value-type="float" office:value="147456" calcext:value-type="float">
            <text:p>147456</text:p>
          </table:table-cell>
          <table:table-cell table:formula="of:=1/SQRT([.W38])" office:value-type="float" office:value="0.00260416666666667" calcext:value-type="float">
            <text:p>0.0026041667</text:p>
          </table:table-cell>
          <table:table-cell table:style-name="ce33" table:formula="of:=[.Z38]*2" office:value-type="float" office:value="0.0410272359566328" calcext:value-type="float">
            <text:p>4.10272359566328E-002</text:p>
          </table:table-cell>
          <table:table-cell table:style-name="ce5" office:value-type="float" office:value="0.0205136179783164" calcext:value-type="float">
            <text:p>2.05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4</text:p>
          </table:table-cell>
          <table:table-cell table:style-name="ce6" table:formula="of:=[.A10]" office:value-type="float" office:value="262144" calcext:value-type="float">
            <text:p>262,144</text:p>
          </table:table-cell>
          <table:table-cell table:formula="of:=1/SQRT([.R39])" office:value-type="float" office:value="0.001953125" calcext:value-type="float">
            <text:p>0.001953125</text:p>
          </table:table-cell>
          <table:table-cell table:style-name="ce33" table:formula="of:=[.U39]*2" office:value-type="float" office:value="0.0410424106237416" calcext:value-type="float">
            <text:p>4.10424106237416E-002</text:p>
          </table:table-cell>
          <table:table-cell table:style-name="ce5" office:value-type="float" office:value="0.0205212053118708" calcext:value-type="float">
            <text:p>2.05E-002</text:p>
          </table:table-cell>
          <table:table-cell/>
          <table:table-cell table:style-name="ce34" table:formula="of:=[.E10]" office:value-type="float" office:value="589824" calcext:value-type="float">
            <text:p>589824</text:p>
          </table:table-cell>
          <table:table-cell table:formula="of:=1/SQRT([.W39])" office:value-type="float" office:value="0.00130208333333333" calcext:value-type="float">
            <text:p>0.0013020833</text:p>
          </table:table-cell>
          <table:table-cell table:style-name="ce33" table:formula="of:=[.Z39]*2" office:value-type="float" office:value="0.0410312880610836" calcext:value-type="float">
            <text:p>4.10312880610836E-002</text:p>
          </table:table-cell>
          <table:table-cell table:style-name="ce5" office:value-type="float" office:value="0.0205156440305418" calcext:value-type="float">
            <text:p>2.05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5</text:p>
          </table:table-cell>
          <table:table-cell table:style-name="ce6" table:formula="of:=[.A11]" office:value-type="float" office:value="1048576" calcext:value-type="float">
            <text:p>1,048,576</text:p>
          </table:table-cell>
          <table:table-cell table:formula="of:=1/SQRT([.R40])" office:value-type="float" office:value="0.0009765625" calcext:value-type="float">
            <text:p>0.0009765625</text:p>
          </table:table-cell>
          <table:table-cell table:style-name="ce33" table:formula="of:=[.U40]*2" office:value-type="float" office:value="0" calcext:value-type="float">
            <text:p>0.00000000000000E+000</text:p>
          </table:table-cell>
          <table:table-cell table:number-columns-repeated="2"/>
          <table:table-cell table:style-name="ce34" table:formula="of:=[.E11]" office:value-type="float" office:value="2359296" calcext:value-type="float">
            <text:p>2359296</text:p>
          </table:table-cell>
          <table:table-cell table:formula="of:=1/SQRT([.W40])" office:value-type="float" office:value="0.000651041666666667" calcext:value-type="float">
            <text:p>0.0006510417</text:p>
          </table:table-cell>
          <table:table-cell table:style-name="ce33" table:formula="of:=[.Z40]*2" office:value-type="float" office:value="0" calcext:value-type="float">
            <text:p>0.00000000000000E+000</text:p>
          </table:table-cell>
          <table:table-cell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7"/>
          <table:table-cell office:value-type="string" calcext:value-type="string">
            <text:p>P=3</text:p>
          </table:table-cell>
          <table:table-cell table:number-columns-repeated="4"/>
          <table:table-cell office:value-type="string" calcext:value-type="string">
            <text:p>P=4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0</text:p>
          </table:table-cell>
          <table:table-cell table:style-name="ce6" table:formula="of:=[.A15]" office:value-type="float" office:value="4096" calcext:value-type="float">
            <text:p>4,096</text:p>
          </table:table-cell>
          <table:table-cell table:formula="of:=1/SQRT([.R46])" office:value-type="float" office:value="0.015625" calcext:value-type="float">
            <text:p>0.015625</text:p>
          </table:table-cell>
          <table:table-cell table:style-name="ce33" table:formula="of:=[.U46]*2" office:value-type="float" office:value="0.0419757092210628" calcext:value-type="float">
            <text:p>4.19757092210628E-002</text:p>
          </table:table-cell>
          <table:table-cell table:style-name="ce5" office:value-type="float" office:value="0.0209878546105314" calcext:value-type="float">
            <text:p>2.10E-002</text:p>
          </table:table-cell>
          <table:table-cell/>
          <table:table-cell table:style-name="ce34" table:formula="of:=[.E15]" office:value-type="float" office:value="6400" calcext:value-type="float">
            <text:p>6400</text:p>
          </table:table-cell>
          <table:table-cell table:formula="of:=1/SQRT([.W46])" office:value-type="float" office:value="0.0125" calcext:value-type="float">
            <text:p>0.0125</text:p>
          </table:table-cell>
          <table:table-cell table:style-name="ce33" table:formula="of:=[.Z46]*2" office:value-type="float" office:value="0.040779646953347" calcext:value-type="float">
            <text:p>4.07796469533470E-002</text:p>
          </table:table-cell>
          <table:table-cell table:style-name="ce5" office:value-type="float" office:value="0.0203898234766735" calcext:value-type="float">
            <text:p>2.04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1</text:p>
          </table:table-cell>
          <table:table-cell table:style-name="ce6" table:formula="of:=[.A16]" office:value-type="float" office:value="16384" calcext:value-type="float">
            <text:p>16,384</text:p>
          </table:table-cell>
          <table:table-cell table:formula="of:=1/SQRT([.R47])" office:value-type="float" office:value="0.0078125" calcext:value-type="float">
            <text:p>0.0078125</text:p>
          </table:table-cell>
          <table:table-cell table:style-name="ce33" table:formula="of:=[.U47]*2" office:value-type="float" office:value="0.0410434980721808" calcext:value-type="float">
            <text:p>4.10434980721808E-002</text:p>
          </table:table-cell>
          <table:table-cell table:style-name="ce5" office:value-type="float" office:value="0.0205217490360904" calcext:value-type="float">
            <text:p>2.05E-002</text:p>
          </table:table-cell>
          <table:table-cell/>
          <table:table-cell table:style-name="ce34" table:formula="of:=[.E16]" office:value-type="float" office:value="25600" calcext:value-type="float">
            <text:p>25600</text:p>
          </table:table-cell>
          <table:table-cell table:formula="of:=1/SQRT([.W47])" office:value-type="float" office:value="0.00625" calcext:value-type="float">
            <text:p>0.00625</text:p>
          </table:table-cell>
          <table:table-cell table:style-name="ce33" table:formula="of:=[.Z47]*2" office:value-type="float" office:value="0.0409960060543292" calcext:value-type="float">
            <text:p>4.09960060543292E-002</text:p>
          </table:table-cell>
          <table:table-cell table:style-name="ce5" office:value-type="float" office:value="0.0204980030271646" calcext:value-type="float">
            <text:p>2.05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2</text:p>
          </table:table-cell>
          <table:table-cell table:style-name="ce6" table:formula="of:=[.A17]" office:value-type="float" office:value="65536" calcext:value-type="float">
            <text:p>65,536</text:p>
          </table:table-cell>
          <table:table-cell table:formula="of:=1/SQRT([.R48])" office:value-type="float" office:value="0.00390625" calcext:value-type="float">
            <text:p>0.00390625</text:p>
          </table:table-cell>
          <table:table-cell table:style-name="ce33" table:formula="of:=[.U48]*2" office:value-type="float" office:value="0.0410326242483104" calcext:value-type="float">
            <text:p>4.10326242483104E-002</text:p>
          </table:table-cell>
          <table:table-cell table:style-name="ce5" office:value-type="float" office:value="0.0205163121241552" calcext:value-type="float">
            <text:p>2.05E-002</text:p>
          </table:table-cell>
          <table:table-cell/>
          <table:table-cell table:style-name="ce34" table:formula="of:=[.E17]" office:value-type="float" office:value="102400" calcext:value-type="float">
            <text:p>102400</text:p>
          </table:table-cell>
          <table:table-cell table:formula="of:=1/SQRT([.W48])" office:value-type="float" office:value="0.003125" calcext:value-type="float">
            <text:p>0.003125</text:p>
          </table:table-cell>
          <table:table-cell table:style-name="ce33" table:formula="of:=[.Z48]*2" office:value-type="float" office:value="0.0410297657161712" calcext:value-type="float">
            <text:p>4.10297657161712E-002</text:p>
          </table:table-cell>
          <table:table-cell table:style-name="ce5" office:value-type="float" office:value="0.0205148828580856" calcext:value-type="float">
            <text:p>2.05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3</text:p>
          </table:table-cell>
          <table:table-cell table:style-name="ce6" table:formula="of:=[.A18]" office:value-type="float" office:value="262144" calcext:value-type="float">
            <text:p>262,144</text:p>
          </table:table-cell>
          <table:table-cell table:formula="of:=1/SQRT([.R49])" office:value-type="float" office:value="0.001953125" calcext:value-type="float">
            <text:p>0.001953125</text:p>
          </table:table-cell>
          <table:table-cell table:style-name="ce33" table:formula="of:=[.U49]*2" office:value-type="float" office:value="0.0410313593927036" calcext:value-type="float">
            <text:p>4.10313593927036E-002</text:p>
          </table:table-cell>
          <table:table-cell table:style-name="ce5" office:value-type="float" office:value="0.0205156796963518" calcext:value-type="float">
            <text:p>2.05E-002</text:p>
          </table:table-cell>
          <table:table-cell/>
          <table:table-cell table:style-name="ce34" table:formula="of:=[.E18]" office:value-type="float" office:value="409600" calcext:value-type="float">
            <text:p>409600</text:p>
          </table:table-cell>
          <table:table-cell table:formula="of:=1/SQRT([.W49])" office:value-type="float" office:value="0.0015625" calcext:value-type="float">
            <text:p>0.0015625</text:p>
          </table:table-cell>
          <table:table-cell table:style-name="ce33" table:formula="of:=[.Z49]*2" office:value-type="float" office:value="0.041031390509982" calcext:value-type="float">
            <text:p>4.10313905099820E-002</text:p>
          </table:table-cell>
          <table:table-cell table:style-name="ce5" office:value-type="float" office:value="0.020515695254991" calcext:value-type="float">
            <text:p>2.05E-002</text:p>
          </table:table-cell>
        </table:table-row>
        <table:table-row table:style-name="ro1">
          <table:table-cell table:number-columns-repeated="16"/>
          <table:table-cell table:style-name="ce10" office:value-type="string" calcext:value-type="string">
            <text:p>ref4</text:p>
          </table:table-cell>
          <table:table-cell table:style-name="ce6" table:formula="of:=[.A19]" office:value-type="float" office:value="1048576" calcext:value-type="float">
            <text:p>1,048,576</text:p>
          </table:table-cell>
          <table:table-cell table:formula="of:=1/SQRT([.R50])" office:value-type="float" office:value="0.0009765625" calcext:value-type="float">
            <text:p>0.0009765625</text:p>
          </table:table-cell>
          <table:table-cell table:style-name="ce33" table:formula="of:=[.U50]*2" office:value-type="float" office:value="0.0410314428111304" calcext:value-type="float">
            <text:p>4.10314428111304E-002</text:p>
          </table:table-cell>
          <table:table-cell table:style-name="ce5" office:value-type="float" office:value="0.0205157214055652" calcext:value-type="float">
            <text:p>2.05E-002</text:p>
          </table:table-cell>
          <table:table-cell/>
          <table:table-cell table:style-name="ce34" table:formula="of:=[.E19]" office:value-type="float" office:value="1638400" calcext:value-type="float">
            <text:p>1638400</text:p>
          </table:table-cell>
          <table:table-cell table:formula="of:=1/SQRT([.W50])" office:value-type="float" office:value="0.00078125" calcext:value-type="float">
            <text:p>0.00078125</text:p>
          </table:table-cell>
          <table:table-cell table:style-name="ce33" table:formula="of:=[.Z50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number-columns-repeated="16"/>
          <table:table-cell table:style-name="ce10" office:value-type="string" calcext:value-type="string">
            <text:p>ref5</text:p>
          </table:table-cell>
          <table:table-cell table:style-name="ce6" table:formula="of:=[.A20]" office:value-type="float" office:value="4194304" calcext:value-type="float">
            <text:p>4,194,304</text:p>
          </table:table-cell>
          <table:table-cell table:formula="of:=1/SQRT([.R51])" office:value-type="float" office:value="0.00048828125" calcext:value-type="float">
            <text:p>0.0004882813</text:p>
          </table:table-cell>
          <table:table-cell table:style-name="ce33" table:formula="of:=[.U51]*2" office:value-type="float" office:value="0" calcext:value-type="float">
            <text:p>0.00000000000000E+000</text:p>
          </table:table-cell>
          <table:table-cell table:number-columns-repeated="2"/>
          <table:table-cell table:style-name="ce34" table:formula="of:=[.E20]" office:value-type="float" office:value="6553600" calcext:value-type="float">
            <text:p>6553600</text:p>
          </table:table-cell>
          <table:table-cell table:formula="of:=1/SQRT([.W51])" office:value-type="float" office:value="0.000390625" calcext:value-type="float">
            <text:p>0.000390625</text:p>
          </table:table-cell>
          <table:table-cell table:style-name="ce33" table:formula="of:=[.Z51]*2" office:value-type="float" office:value="0" calcext:value-type="float">
            <text:p>0.00000000000000E+000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Fluent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17550377" calcext:value-type="float">
            <text:p>0.17550377</text:p>
          </table:table-cell>
          <table:table-cell table:formula="of:=1/SQRT([.A56])" office:value-type="float" office:value="0.0441941738241592" calcext:value-type="float">
            <text:p>0.0441941738</text:p>
          </table:table-cell>
          <table:table-cell table:style-name="ce5" table:formula="of:=ABS([.B56]-[.$K$37])" office:value-type="float" office:value="0.053603659599141" calcext:value-type="float">
            <text:p>5.36E-002</text:p>
          </table:table-cell>
          <table:table-cell table:style-name="ce25"/>
          <table:table-cell table:number-columns-repeated="21"/>
        </table:table-row>
        <table:table-row table:style-name="ro2">
          <table:table-cell table:formula="of:=[.A56]*4" office:value-type="float" office:value="2048" calcext:value-type="float">
            <text:p>2048</text:p>
          </table:table-cell>
          <table:table-cell office:value-type="float" office:value="0.1411356" calcext:value-type="float">
            <text:p>0.1411356</text:p>
          </table:table-cell>
          <table:table-cell table:formula="of:=1/SQRT([.A57])" office:value-type="float" office:value="0.0220970869120796" calcext:value-type="float">
            <text:p>0.0220970869</text:p>
          </table:table-cell>
          <table:table-cell table:style-name="ce5" table:formula="of:=ABS([.B57]-[.$K$37])" office:value-type="float" office:value="0.019235489599141" calcext:value-type="float">
            <text:p>1.92E-002</text:p>
          </table:table-cell>
          <table:table-cell table:style-name="ce25" table:formula="of:=(LOG([.D57])-LOG([.D56]))/(LOG([.C57])-LOG([.C56]))" office:value-type="float" office:value="1.47856094803075" calcext:value-type="float">
            <text:p>1.5</text:p>
          </table:table-cell>
          <table:table-cell table:number-columns-repeated="21"/>
        </table:table-row>
        <table:table-row table:style-name="ro2">
          <table:table-cell table:formula="of:=[.A57]*4" office:value-type="float" office:value="8192" calcext:value-type="float">
            <text:p>8192</text:p>
          </table:table-cell>
          <table:table-cell office:value-type="float" office:value="0.12530396" calcext:value-type="float">
            <text:p>0.12530396</text:p>
          </table:table-cell>
          <table:table-cell table:formula="of:=1/SQRT([.A58])" office:value-type="float" office:value="0.0110485434560398" calcext:value-type="float">
            <text:p>0.0110485435</text:p>
          </table:table-cell>
          <table:table-cell table:style-name="ce5" table:formula="of:=ABS([.B58]-[.$K$37])" office:value-type="float" office:value="0.00340384959914099" calcext:value-type="float">
            <text:p>3.40E-003</text:p>
          </table:table-cell>
          <table:table-cell table:style-name="ce25" table:formula="of:=(LOG([.D58])-LOG([.D57]))/(LOG([.C58])-LOG([.C57]))" office:value-type="float" office:value="2.49853135356899" calcext:value-type="float">
            <text:p>2.5</text:p>
          </table:table-cell>
          <table:table-cell table:number-columns-repeated="21"/>
        </table:table-row>
        <table:table-row table:style-name="ro2">
          <table:table-cell table:formula="of:=[.A58]*4" office:value-type="float" office:value="32768" calcext:value-type="float">
            <text:p>32768</text:p>
          </table:table-cell>
          <table:table-cell office:value-type="float" office:value="0.12209187" calcext:value-type="float">
            <text:p>0.12209187</text:p>
          </table:table-cell>
          <table:table-cell table:formula="of:=1/SQRT([.A59])" office:value-type="float" office:value="0.0055242717280199" calcext:value-type="float">
            <text:p>0.0055242717</text:p>
          </table:table-cell>
          <table:table-cell table:style-name="ce5" table:formula="of:=ABS([.B59]-[.$K$37])" office:value-type="float" office:value="0.000191759599141" calcext:value-type="float">
            <text:p>1.92E-004</text:p>
          </table:table-cell>
          <table:table-cell table:style-name="ce25" table:formula="of:=(LOG([.D59])-LOG([.D58]))/(LOG([.C59])-LOG([.C58]))" office:value-type="float" office:value="4.14979658883378" calcext:value-type="float">
            <text:p>4.1</text:p>
          </table:table-cell>
          <table:table-cell table:number-columns-repeated="21"/>
        </table:table-row>
        <table:table-row table:style-name="ro2">
          <table:table-cell table:formula="of:=[.A59]*4" office:value-type="float" office:value="131072" calcext:value-type="float">
            <text:p>131072</text:p>
          </table:table-cell>
          <table:table-cell office:value-type="float" office:value="0.12184488" calcext:value-type="float">
            <text:p>0.12184488</text:p>
          </table:table-cell>
          <table:table-cell table:formula="of:=1/SQRT([.A60])" office:value-type="float" office:value="0.00276213586400995" calcext:value-type="float">
            <text:p>0.0027621359</text:p>
          </table:table-cell>
          <table:table-cell table:style-name="ce5" table:formula="of:=ABS([.B60]-[.$K$37])" office:value-type="float" office:value="0.0000552304008590021" calcext:value-type="float">
            <text:p>5.52E-005</text:p>
          </table:table-cell>
          <table:table-cell table:style-name="ce25" table:formula="of:=(LOG([.D60])-LOG([.D59]))/(LOG([.C60])-LOG([.C59]))" office:value-type="float" office:value="1.79576429470211" calcext:value-type="float">
            <text:p>1.8</text:p>
          </table:table-cell>
          <table:table-cell table:number-columns-repeated="21"/>
        </table:table-row>
        <table:table-row table:style-name="ro2">
          <table:table-cell table:formula="of:=[.A60]*4" office:value-type="float" office:value="524288" calcext:value-type="float">
            <text:p>524288</text:p>
          </table:table-cell>
          <table:table-cell office:value-type="float" office:value="0.12188046" calcext:value-type="float">
            <text:p>0.12188046</text:p>
          </table:table-cell>
          <table:table-cell table:formula="of:=1/SQRT([.A61])" office:value-type="float" office:value="0.00138106793200498" calcext:value-type="float">
            <text:p>0.0013810679</text:p>
          </table:table-cell>
          <table:table-cell table:style-name="ce5" table:formula="of:=ABS([.B61]-[.$K$37])" office:value-type="float" office:value="0.0000196504008590087" calcext:value-type="float">
            <text:p>1.97E-005</text:p>
          </table:table-cell>
          <table:table-cell table:style-name="ce25" table:formula="of:=(LOG([.D61])-LOG([.D60]))/(LOG([.C61])-LOG([.C60]))" office:value-type="float" office:value="1.49090385535301" calcext:value-type="float">
            <text:p>1.5</text:p>
          </table:table-cell>
          <table:table-cell table:number-columns-repeated="21"/>
        </table:table-row>
        <table:table-row table:style-name="ro2">
          <table:table-cell table:formula="of:=[.A61]*4" office:value-type="float" office:value="2097152" calcext:value-type="float">
            <text:p>2097152</text:p>
          </table:table-cell>
          <table:table-cell office:value-type="float" office:value="0.12190129" calcext:value-type="float">
            <text:p>0.12190129</text:p>
          </table:table-cell>
          <table:table-cell table:formula="of:=1/SQRT([.A62])" office:value-type="float" office:value="0.000690533966002488" calcext:value-type="float">
            <text:p>0.000690534</text:p>
          </table:table-cell>
          <table:table-cell table:style-name="ce5" table:formula="of:=ABS([.B62]-[.$K$37])" office:value-type="float" office:value="0.00000117959914100463" calcext:value-type="float">
            <text:p>1.18E-006</text:p>
          </table:table-cell>
          <table:table-cell table:style-name="ce25" table:formula="of:=(LOG([.D62])-LOG([.D61]))/(LOG([.C62])-LOG([.C61]))" office:value-type="float" office:value="4.05819016104876" calcext:value-type="float">
            <text:p>4.1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2">
          <table:table-cell office:value-type="string" calcext:value-type="string">
            <text:p>Fun3D Used half grids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un3D Quad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6641" calcext:value-type="float">
            <text:p>16641</text:p>
          </table:table-cell>
          <table:table-cell office:value-type="float" office:value="0.1219626919" calcext:value-type="float">
            <text:p>0.1219626919</text:p>
          </table:table-cell>
          <table:table-cell table:formula="of:=1/SQRT(2*[.A67])" office:value-type="float" office:value="0.00548144791617479" calcext:value-type="float">
            <text:p>0.0054814479</text:p>
          </table:table-cell>
          <table:table-cell table:style-name="ce5" table:formula="of:=ABS([.B67]-[.$K$37])" office:value-type="float" office:value="0.0000625814991412066" calcext:value-type="float">
            <text:p>6.26E-005</text:p>
          </table:table-cell>
          <table:table-cell table:style-name="ce25"/>
          <table:table-cell table:number-columns-repeated="21"/>
        </table:table-row>
        <table:table-row table:style-name="ro2">
          <table:table-cell office:value-type="float" office:value="66049" calcext:value-type="float">
            <text:p>66049</text:p>
          </table:table-cell>
          <table:table-cell office:value-type="float" office:value="0.1218698003" calcext:value-type="float">
            <text:p>0.1218698003</text:p>
          </table:table-cell>
          <table:table-cell table:formula="of:=1/SQRT(2*[.A68])" office:value-type="float" office:value="0.00275138825364415" calcext:value-type="float">
            <text:p>0.0027513883</text:p>
          </table:table-cell>
          <table:table-cell table:style-name="ce5" table:formula="of:=ABS([.B68]-[.$K$37])" office:value-type="float" office:value="0.0000303101008587853" calcext:value-type="float">
            <text:p>3.03E-005</text:p>
          </table:table-cell>
          <table:table-cell table:style-name="ce25" table:formula="of:=(LOG([.D68])-LOG([.D67]))/(LOG([.C68])-LOG([.C67]))" office:value-type="float" office:value="1.05183066420967" calcext:value-type="float">
            <text:p>1.1</text:p>
          </table:table-cell>
          <table:table-cell table:number-columns-repeated="21"/>
        </table:table-row>
        <table:table-row table:style-name="ro2">
          <table:table-cell office:value-type="float" office:value="263169" calcext:value-type="float">
            <text:p>263169</text:p>
          </table:table-cell>
          <table:table-cell office:value-type="float" office:value="0.1218851541" calcext:value-type="float">
            <text:p>0.1218851541</text:p>
          </table:table-cell>
          <table:table-cell table:formula="of:=1/SQRT(2*[.A69])" office:value-type="float" office:value="0.00137837579178664" calcext:value-type="float">
            <text:p>0.0013783758</text:p>
          </table:table-cell>
          <table:table-cell table:style-name="ce5" table:formula="of:=ABS([.B69]-[.$K$37])" office:value-type="float" office:value="0.0000149563008587927" calcext:value-type="float">
            <text:p>1.50E-005</text:p>
          </table:table-cell>
          <table:table-cell table:style-name="ce25" table:formula="of:=(LOG([.D69])-LOG([.D68]))/(LOG([.C69])-LOG([.C68]))" office:value-type="float" office:value="1.02191636348959" calcext:value-type="float">
            <text:p>1.0</text:p>
          </table:table-cell>
          <table:table-cell table:number-columns-repeated="21"/>
        </table:table-row>
        <table:table-row table:style-name="ro2">
          <table:table-cell office:value-type="float" office:value="1050625" calcext:value-type="float">
            <text:p>1050625</text:p>
          </table:table-cell>
          <table:table-cell office:value-type="float" office:value="0.1218945473" calcext:value-type="float">
            <text:p>0.1218945473</text:p>
          </table:table-cell>
          <table:table-cell table:formula="of:=1/SQRT(2*[.A70])" office:value-type="float" office:value="0.000689860274328339" calcext:value-type="float">
            <text:p>0.0006898603</text:p>
          </table:table-cell>
          <table:table-cell table:style-name="ce5" table:formula="of:=ABS([.B70]-[.$K$37])" office:value-type="float" office:value="0.00000556310085879364" calcext:value-type="float">
            <text:p>5.56E-006</text:p>
          </table:table-cell>
          <table:table-cell table:style-name="ce25" table:formula="of:=(LOG([.D70])-LOG([.D69]))/(LOG([.C70])-LOG([.C69]))" office:value-type="float" office:value="1.42880230008885" calcext:value-type="float">
            <text:p>1.4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25"/>
          <table:table-cell table:number-columns-repeated="21"/>
        </table:table-row>
        <table:table-row table:style-name="ro3">
          <table:table-cell office:value-type="string" calcext:value-type="string">
            <text:p>Fun3D Used half grids</text:p>
          </table:table-cell>
          <table:table-cell table:number-columns-repeated="3"/>
          <table:table-cell table:style-name="ce25"/>
          <table:table-cell table:number-columns-repeated="21"/>
        </table:table-row>
        <table:table-row table:style-name="ro4">
          <table:table-cell office:value-type="string" calcext:value-type="string">
            <text:p>Fun3D Tri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6641" calcext:value-type="float">
            <text:p>16641</text:p>
          </table:table-cell>
          <table:table-cell office:value-type="float" office:value="0.1172205756" calcext:value-type="float">
            <text:p>0.1172205756</text:p>
          </table:table-cell>
          <table:table-cell table:formula="of:=1/SQRT(2*[.A75])" office:value-type="float" office:value="0.00548144791617479" calcext:value-type="float">
            <text:p>0.0054814479</text:p>
          </table:table-cell>
          <table:table-cell table:style-name="ce5" table:formula="of:=ABS([.B75]-[.$K$37])" office:value-type="float" office:value="0.0046795348008588" calcext:value-type="float">
            <text:p>4.68E-003</text:p>
          </table:table-cell>
          <table:table-cell table:style-name="ce25"/>
          <table:table-cell table:number-columns-repeated="21"/>
        </table:table-row>
        <table:table-row table:style-name="ro2">
          <table:table-cell office:value-type="float" office:value="66049" calcext:value-type="float">
            <text:p>66049</text:p>
          </table:table-cell>
          <table:table-cell office:value-type="float" office:value="0.1195553945" calcext:value-type="float">
            <text:p>0.1195553945</text:p>
          </table:table-cell>
          <table:table-cell table:formula="of:=1/SQRT(2*[.A76])" office:value-type="float" office:value="0.00275138825364415" calcext:value-type="float">
            <text:p>0.0027513883</text:p>
          </table:table-cell>
          <table:table-cell table:style-name="ce5" table:formula="of:=ABS([.B76]-[.$K$37])" office:value-type="float" office:value="0.00234471590085879" calcext:value-type="float">
            <text:p>2.34E-003</text:p>
          </table:table-cell>
          <table:table-cell table:style-name="ce25" table:formula="of:=(LOG([.D76])-LOG([.D75]))/(LOG([.C76])-LOG([.C75]))" office:value-type="float" office:value="1.00256908849299" calcext:value-type="float">
            <text:p>1.0</text:p>
          </table:table-cell>
          <table:table-cell table:number-columns-repeated="21"/>
        </table:table-row>
        <table:table-row table:style-name="ro2">
          <table:table-cell office:value-type="float" office:value="263169" calcext:value-type="float">
            <text:p>263169</text:p>
          </table:table-cell>
          <table:table-cell office:value-type="float" office:value="0.1207396695" calcext:value-type="float">
            <text:p>0.1207396695</text:p>
          </table:table-cell>
          <table:table-cell table:formula="of:=1/SQRT(2*[.A77])" office:value-type="float" office:value="0.00137837579178664" calcext:value-type="float">
            <text:p>0.0013783758</text:p>
          </table:table-cell>
          <table:table-cell table:style-name="ce5" table:formula="of:=ABS([.B77]-[.$K$37])" office:value-type="float" office:value="0.00116044090085879" calcext:value-type="float">
            <text:p>1.16E-003</text:p>
          </table:table-cell>
          <table:table-cell table:style-name="ce25" table:formula="of:=(LOG([.D77])-LOG([.D76]))/(LOG([.C77])-LOG([.C76]))" office:value-type="float" office:value="1.01759905618023" calcext:value-type="float">
            <text:p>1.0</text:p>
          </table:table-cell>
          <table:table-cell table:number-columns-repeated="21"/>
        </table:table-row>
        <table:table-row table:style-name="ro2">
          <table:table-cell office:value-type="float" office:value="1050625" calcext:value-type="float">
            <text:p>1050625</text:p>
          </table:table-cell>
          <table:table-cell office:value-type="float" office:value="0.1213250978" calcext:value-type="float">
            <text:p>0.1213250978</text:p>
          </table:table-cell>
          <table:table-cell table:formula="of:=1/SQRT(2*[.A78])" office:value-type="float" office:value="0.000689860274328339" calcext:value-type="float">
            <text:p>0.0006898603</text:p>
          </table:table-cell>
          <table:table-cell table:style-name="ce5" table:formula="of:=ABS([.B78]-[.$K$37])" office:value-type="float" office:value="0.000575012600858793" calcext:value-type="float">
            <text:p>5.75E-004</text:p>
          </table:table-cell>
          <table:table-cell table:style-name="ce25" table:formula="of:=(LOG([.D78])-LOG([.D77]))/(LOG([.C78])-LOG([.C77]))" office:value-type="float" office:value="1.01443470216521" calcext:value-type="float">
            <text:p>1.0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SUPG P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1_cut1</text:p>
          </table:table-cell>
          <table:table-cell table:number-columns-repeated="17"/>
        </table:table-row>
        <table:table-row table:style-name="ro5">
          <table:table-cell office:value-type="float" office:value="552" calcext:value-type="float">
            <text:p>552</text:p>
          </table:table-cell>
          <table:table-cell table:style-name="ce13" office:value-type="float" office:value="0.1656367019" calcext:value-type="float">
            <text:p>0.1656367019</text:p>
          </table:table-cell>
          <table:table-cell table:formula="of:=1/SQRT([.A83])" office:value-type="float" office:value="0.0425628265379374" calcext:value-type="float">
            <text:p>0.0425628265</text:p>
          </table:table-cell>
          <table:table-cell table:style-name="ce5" table:formula="of:=ABS([.B83]-[.$K$37])" office:value-type="float" office:value="0.0437365914991412" calcext:value-type="float">
            <text:p>4.37E-002</text:p>
          </table:table-cell>
          <table:table-cell table:style-name="ce25"/>
          <table:table-cell table:number-columns-repeated="3"/>
          <table:table-cell office:value-type="float" office:value="0.1970043729" calcext:value-type="float">
            <text:p>0.1970043729</text:p>
          </table:table-cell>
          <table:table-cell table:number-columns-repeated="17"/>
        </table:table-row>
        <table:table-row table:style-name="ro5">
          <table:table-cell office:value-type="float" office:value="2128" calcext:value-type="float">
            <text:p>2128</text:p>
          </table:table-cell>
          <table:table-cell table:style-name="ce13" office:value-type="float" office:value="0.1412621839" calcext:value-type="float">
            <text:p>0.1412621839</text:p>
          </table:table-cell>
          <table:table-cell table:formula="of:=1/SQRT([.A84])" office:value-type="float" office:value="0.021677749238103" calcext:value-type="float">
            <text:p>0.0216777492</text:p>
          </table:table-cell>
          <table:table-cell table:style-name="ce5" table:formula="of:=ABS([.B84]-[.$K$37])" office:value-type="float" office:value="0.0193620734991412" calcext:value-type="float">
            <text:p>1.94E-002</text:p>
          </table:table-cell>
          <table:table-cell table:style-name="ce25" table:formula="of:=(LOG([.D84])-LOG([.D83]))/(LOG([.C84])-LOG([.C83]))" office:value-type="float" office:value="1.20775909961782" calcext:value-type="float">
            <text:p>1.2</text:p>
          </table:table-cell>
          <table:table-cell table:number-columns-repeated="3"/>
          <table:table-cell office:value-type="float" office:value="0.1596091875" calcext:value-type="float">
            <text:p>0.1596091875</text:p>
          </table:table-cell>
          <table:table-cell table:number-columns-repeated="17"/>
        </table:table-row>
        <table:table-row table:style-name="ro5">
          <table:table-cell office:value-type="float" office:value="8352" calcext:value-type="float">
            <text:p>8352</text:p>
          </table:table-cell>
          <table:table-cell table:style-name="ce13" office:value-type="float" office:value="0.1267688607" calcext:value-type="float">
            <text:p>0.1267688607</text:p>
          </table:table-cell>
          <table:table-cell table:formula="of:=1/SQRT([.A85])" office:value-type="float" office:value="0.0109422027383102" calcext:value-type="float">
            <text:p>0.0109422027</text:p>
          </table:table-cell>
          <table:table-cell table:style-name="ce5" table:formula="of:=ABS([.B85]-[.$K$37])" office:value-type="float" office:value="0.00486875029914122" calcext:value-type="float">
            <text:p>4.87E-003</text:p>
          </table:table-cell>
          <table:table-cell table:style-name="ce25" table:formula="of:=(LOG([.D85])-LOG([.D84]))/(LOG([.C85])-LOG([.C84]))" office:value-type="float" office:value="2.01924998014896" calcext:value-type="float">
            <text:p>2.0</text:p>
          </table:table-cell>
          <table:table-cell table:number-columns-repeated="3"/>
          <table:table-cell office:value-type="float" office:value="0.1370491893" calcext:value-type="float">
            <text:p>0.1370491893</text:p>
          </table:table-cell>
          <table:table-cell table:number-columns-repeated="17"/>
        </table:table-row>
        <table:table-row table:style-name="ro5">
          <table:table-cell office:value-type="float" office:value="33088" calcext:value-type="float">
            <text:p>33088</text:p>
          </table:table-cell>
          <table:table-cell table:style-name="ce13" office:value-type="float" office:value="0.1227297641" calcext:value-type="float">
            <text:p>0.1227297641</text:p>
          </table:table-cell>
          <table:table-cell table:formula="of:=1/SQRT([.A86])" office:value-type="float" office:value="0.00549749371416928" calcext:value-type="float">
            <text:p>0.0054974937</text:p>
          </table:table-cell>
          <table:table-cell table:style-name="ce5" table:formula="of:=ABS([.B86]-[.$K$37])" office:value-type="float" office:value="0.000829653699141203" calcext:value-type="float">
            <text:p>8.30E-004</text:p>
          </table:table-cell>
          <table:table-cell table:style-name="ce25" table:formula="of:=(LOG([.D86])-LOG([.D85]))/(LOG([.C86])-LOG([.C85]))" office:value-type="float" office:value="2.5708189182237" calcext:value-type="float">
            <text:p>2.6</text:p>
          </table:table-cell>
          <table:table-cell table:number-columns-repeated="3"/>
          <table:table-cell office:value-type="float" office:value="0.1279716768" calcext:value-type="float">
            <text:p>0.1279716768</text:p>
          </table:table-cell>
          <table:table-cell table:number-columns-repeated="17"/>
        </table:table-row>
        <table:table-row table:style-name="ro5">
          <table:table-cell office:value-type="float" office:value="131712" calcext:value-type="float">
            <text:p>131712</text:p>
          </table:table-cell>
          <table:table-cell table:style-name="ce13" office:value-type="float" office:value="0.1220307323" calcext:value-type="float">
            <text:p>0.1220307323</text:p>
          </table:table-cell>
          <table:table-cell table:formula="of:=1/SQRT([.A87])" office:value-type="float" office:value="0.00275541696360878" calcext:value-type="float">
            <text:p>0.002755417</text:p>
          </table:table-cell>
          <table:table-cell table:style-name="ce5" table:formula="of:=ABS([.B87]-[.$K$37])" office:value-type="float" office:value="0.000130621899141203" calcext:value-type="float">
            <text:p>1.31E-004</text:p>
          </table:table-cell>
          <table:table-cell table:style-name="ce25" table:formula="of:=(LOG([.D87])-LOG([.D86]))/(LOG([.C87])-LOG([.C86]))" office:value-type="float" office:value="2.6764710393052" calcext:value-type="float">
            <text:p>2.7</text:p>
          </table:table-cell>
          <table:table-cell table:number-columns-repeated="3"/>
          <table:table-cell office:value-type="float" office:value="0.1246649915" calcext:value-type="float">
            <text:p>0.124664991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UPG P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7"/>
        </table:table-row>
        <table:table-row table:style-name="ro5">
          <table:table-cell office:value-type="float" office:value="2128" calcext:value-type="float">
            <text:p>2128</text:p>
          </table:table-cell>
          <table:table-cell table:style-name="ce13" office:value-type="float" office:value="0.1301652364" calcext:value-type="float">
            <text:p>0.1301652364</text:p>
          </table:table-cell>
          <table:table-cell table:formula="of:=1/SQRT([.A91])" office:value-type="float" office:value="0.021677749238103" calcext:value-type="float">
            <text:p>0.0216777492</text:p>
          </table:table-cell>
          <table:table-cell table:style-name="ce5" table:formula="of:=ABS([.B91]-[.$K$37])" office:value-type="float" office:value="0.0082651259991412" calcext:value-type="float">
            <text:p>8.27E-003</text:p>
          </table:table-cell>
          <table:table-cell table:style-name="ce25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7"/>
        </table:table-row>
        <table:table-row table:style-name="ro5">
          <table:table-cell office:value-type="float" office:value="8352" calcext:value-type="float">
            <text:p>8352</text:p>
          </table:table-cell>
          <table:table-cell table:style-name="ce13" office:value-type="float" office:value="0.1230921364" calcext:value-type="float">
            <text:p>0.1230921364</text:p>
          </table:table-cell>
          <table:table-cell table:formula="of:=1/SQRT([.A92])" office:value-type="float" office:value="0.0109422027383102" calcext:value-type="float">
            <text:p>0.0109422027</text:p>
          </table:table-cell>
          <table:table-cell table:style-name="ce5" table:formula="of:=ABS([.B92]-[.$K$37])" office:value-type="float" office:value="0.00119202599914121" calcext:value-type="float">
            <text:p>1.19E-003</text:p>
          </table:table-cell>
          <table:table-cell table:style-name="ce25" table:formula="of:=(LOG([.D92])-LOG([.D91]))/(LOG([.C92])-LOG([.C91]))" office:value-type="float" office:value="2.83239150706242" calcext:value-type="float">
            <text:p>2.8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7"/>
        </table:table-row>
        <table:table-row table:style-name="ro5">
          <table:table-cell office:value-type="float" office:value="33088" calcext:value-type="float">
            <text:p>33088</text:p>
          </table:table-cell>
          <table:table-cell table:style-name="ce13" office:value-type="float" office:value="0.1219624655" calcext:value-type="float">
            <text:p>0.1219624655</text:p>
          </table:table-cell>
          <table:table-cell table:formula="of:=1/SQRT([.A93])" office:value-type="float" office:value="0.00549749371416928" calcext:value-type="float">
            <text:p>0.0054974937</text:p>
          </table:table-cell>
          <table:table-cell table:style-name="ce5" table:formula="of:=ABS([.B93]-[.$K$37])" office:value-type="float" office:value="0.0000623550991412092" calcext:value-type="float">
            <text:p>6.24E-005</text:p>
          </table:table-cell>
          <table:table-cell table:style-name="ce25" table:formula="of:=(LOG([.D93])-LOG([.D92]))/(LOG([.C93])-LOG([.C92]))" office:value-type="float" office:value="4.28652467534188" calcext:value-type="float">
            <text:p>4.3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7"/>
        </table:table-row>
        <table:table-row table:style-name="ro5">
          <table:table-cell office:value-type="float" office:value="131712" calcext:value-type="float">
            <text:p>131712</text:p>
          </table:table-cell>
          <table:table-cell table:style-name="ce13" office:value-type="float" office:value="0.1219017796" calcext:value-type="float">
            <text:p>0.1219017796</text:p>
          </table:table-cell>
          <table:table-cell table:formula="of:=1/SQRT([.A94])" office:value-type="float" office:value="0.00275541696360878" calcext:value-type="float">
            <text:p>0.002755417</text:p>
          </table:table-cell>
          <table:table-cell table:style-name="ce5" table:formula="of:=ABS([.B94]-[.$K$37])" office:value-type="float" office:value="0.00000166919914121322" calcext:value-type="float">
            <text:p>1.67E-006</text:p>
          </table:table-cell>
          <table:table-cell table:style-name="ce25" table:formula="of:=(LOG([.D94])-LOG([.D93]))/(LOG([.C94])-LOG([.C93]))" office:value-type="float" office:value="5.24160736720343" calcext:value-type="float">
            <text:p>5.2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3">
          <table:table-cell office:value-type="string" calcext:value-type="string">
            <text:p>SUPG P3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7"/>
        </table:table-row>
        <table:table-row table:style-name="ro3">
          <table:table-cell office:value-type="float" office:value="4728" calcext:value-type="float">
            <text:p>4728</text:p>
          </table:table-cell>
          <table:table-cell table:style-name="ce5" office:value-type="float" office:value="0.122944512" calcext:value-type="float">
            <text:p>1.23E-001</text:p>
          </table:table-cell>
          <table:table-cell table:formula="of:=1/SQRT([.A98])" office:value-type="float" office:value="0.0145432431790788" calcext:value-type="float">
            <text:p>0.0145432432</text:p>
          </table:table-cell>
          <table:table-cell table:style-name="ce5" table:formula="of:=ABS([.B98]-[.$K$37])" office:value-type="float" office:value="0.00104440159914121" calcext:value-type="float">
            <text:p>1.04E-003</text:p>
          </table:table-cell>
          <table:table-cell table:style-name="ce25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7"/>
        </table:table-row>
        <table:table-row table:style-name="ro3">
          <table:table-cell office:value-type="float" office:value="18672" calcext:value-type="float">
            <text:p>18672</text:p>
          </table:table-cell>
          <table:table-cell table:style-name="ce5" office:value-type="float" office:value="0.1219720598" calcext:value-type="float">
            <text:p>1.22E-001</text:p>
          </table:table-cell>
          <table:table-cell table:formula="of:=1/SQRT([.A99])" office:value-type="float" office:value="0.00731820516389834" calcext:value-type="float">
            <text:p>0.0073182052</text:p>
          </table:table-cell>
          <table:table-cell table:style-name="ce5" table:formula="of:=ABS([.B99]-[.$K$37])" office:value-type="float" office:value="0.0000719493991412079" calcext:value-type="float">
            <text:p>7.19E-005</text:p>
          </table:table-cell>
          <table:table-cell table:style-name="ce25" table:formula="of:=(LOG([.D99])-LOG([.D98]))/(LOG([.C99])-LOG([.C98]))" office:value-type="float" office:value="3.89543776721327" calcext:value-type="float">
            <text:p>3.9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7"/>
        </table:table-row>
        <table:table-row table:style-name="ro3">
          <table:table-cell office:value-type="float" office:value="74208" calcext:value-type="float">
            <text:p>74208</text:p>
          </table:table-cell>
          <table:table-cell table:style-name="ce5" office:value-type="float" office:value="0.1219008997" calcext:value-type="float">
            <text:p>1.22E-001</text:p>
          </table:table-cell>
          <table:table-cell table:formula="of:=1/SQRT([.A100])" office:value-type="float" office:value="0.00367091760327327" calcext:value-type="float">
            <text:p>0.0036709176</text:p>
          </table:table-cell>
          <table:table-cell table:style-name="ce5" table:formula="of:=ABS([.B100]-[.$K$37])" office:value-type="float" office:value="0.00000078929914121284" calcext:value-type="float">
            <text:p>7.89E-007</text:p>
          </table:table-cell>
          <table:table-cell table:style-name="ce25" table:formula="of:=(LOG([.D100])-LOG([.D99]))/(LOG([.C100])-LOG([.C99]))" office:value-type="float" office:value="6.54068653539514" calcext:value-type="float">
            <text:p>6.5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7"/>
        </table:table-row>
        <table:table-row table:style-name="ro3">
          <table:table-cell office:value-type="float" office:value="295872" calcext:value-type="float">
            <text:p>295872</text:p>
          </table:table-cell>
          <table:table-cell table:style-name="ce5" office:value-type="float" office:value="0.1218996118" calcext:value-type="float">
            <text:p>1.22E-001</text:p>
          </table:table-cell>
          <table:table-cell table:formula="of:=1/SQRT([.A101])" office:value-type="float" office:value="0.00183843409748103" calcext:value-type="float">
            <text:p>0.0018384341</text:p>
          </table:table-cell>
          <table:table-cell table:style-name="ce5" table:formula="of:=ABS([.B101]-[.$K$37])" office:value-type="float" office:value="0.000000498600858794829" calcext:value-type="float">
            <text:p>4.99E-007</text:p>
          </table:table-cell>
          <table:table-cell table:style-name="ce25" table:formula="of:=(LOG([.D101])-LOG([.D100]))/(LOG([.C101])-LOG([.C100]))" office:value-type="float" office:value="0.664238958016413" calcext:value-type="float">
            <text:p>0.7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7"/>
        </table:table-row>
        <table:table-row table:style-name="ro3">
          <table:table-cell table:number-columns-repeated="26"/>
        </table:table-row>
        <table:table-row table:style-name="ro1">
          <table:table-cell office:value-type="string" calcext:value-type="string">
            <text:p>DG P1 Q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Cd/2</text:p>
          </table:table-cell>
          <table:table-cell table:number-columns-repeated="17"/>
        </table:table-row>
        <table:table-row table:style-name="ro1">
          <table:table-cell table:style-name="ce6" table:formula="of:=[.A6]" office:value-type="float" office:value="1024" calcext:value-type="float">
            <text:p>1,024</text:p>
          </table:table-cell>
          <table:table-cell table:formula="of:=2*[.I105]" office:value-type="float" office:value="0.13946722872238" calcext:value-type="float">
            <text:p>0.1394672287</text:p>
          </table:table-cell>
          <table:table-cell table:formula="of:=1/SQRT([.A105])" office:value-type="float" office:value="0.03125" calcext:value-type="float">
            <text:p>0.03125</text:p>
          </table:table-cell>
          <table:table-cell table:style-name="ce5" table:formula="of:=ABS([.B105]-[.$K$37])" office:value-type="float" office:value="0.0175671183215216" calcext:value-type="float">
            <text:p>1.76E-002</text:p>
          </table:table-cell>
          <table:table-cell table:style-name="ce25"/>
          <table:table-cell table:number-columns-repeated="2"/>
          <table:table-cell table:style-name="ce10" office:value-type="string" calcext:value-type="string">
            <text:p>ref0</text:p>
          </table:table-cell>
          <table:table-cell table:style-name="ce5" office:value-type="float" office:value="0.0697336143611902" calcext:value-type="float">
            <text:p>6.97E-002</text:p>
          </table:table-cell>
          <table:table-cell table:number-columns-repeated="17"/>
        </table:table-row>
        <table:table-row table:style-name="ro1">
          <table:table-cell table:style-name="ce6" table:formula="of:=[.A7]" office:value-type="float" office:value="4096" calcext:value-type="float">
            <text:p>4,096</text:p>
          </table:table-cell>
          <table:table-cell table:formula="of:=2*[.I106]" office:value-type="float" office:value="0.127342288194798" calcext:value-type="float">
            <text:p>0.1273422882</text:p>
          </table:table-cell>
          <table:table-cell table:formula="of:=1/SQRT([.A106])" office:value-type="float" office:value="0.015625" calcext:value-type="float">
            <text:p>0.015625</text:p>
          </table:table-cell>
          <table:table-cell table:style-name="ce5" table:formula="of:=ABS([.B106]-[.$K$37])" office:value-type="float" office:value="0.00544217779393899" calcext:value-type="float">
            <text:p>5.44E-003</text:p>
          </table:table-cell>
          <table:table-cell table:style-name="ce25" table:formula="of:=(LOG([.D106])-LOG([.D105]))/(LOG([.C106])-LOG([.C105]))" office:value-type="float" office:value="1.6906215588717" calcext:value-type="float">
            <text:p>1.7</text:p>
          </table:table-cell>
          <table:table-cell table:number-columns-repeated="2"/>
          <table:table-cell table:style-name="ce10" office:value-type="string" calcext:value-type="string">
            <text:p>ref1</text:p>
          </table:table-cell>
          <table:table-cell table:style-name="ce5" office:value-type="float" office:value="0.0636711440973989" calcext:value-type="float">
            <text:p>6.37E-002</text:p>
          </table:table-cell>
          <table:table-cell table:number-columns-repeated="17"/>
        </table:table-row>
        <table:table-row table:style-name="ro1">
          <table:table-cell table:style-name="ce6" table:formula="of:=[.A8]" office:value-type="float" office:value="16384" calcext:value-type="float">
            <text:p>16,384</text:p>
          </table:table-cell>
          <table:table-cell table:formula="of:=2*[.I107]" office:value-type="float" office:value="0.123077538264702" calcext:value-type="float">
            <text:p>0.1230775383</text:p>
          </table:table-cell>
          <table:table-cell table:formula="of:=1/SQRT([.A107])" office:value-type="float" office:value="0.0078125" calcext:value-type="float">
            <text:p>0.0078125</text:p>
          </table:table-cell>
          <table:table-cell table:style-name="ce5" table:formula="of:=ABS([.B107]-[.$K$37])" office:value-type="float" office:value="0.0011774278638436" calcext:value-type="float">
            <text:p>1.18E-003</text:p>
          </table:table-cell>
          <table:table-cell table:style-name="ce25" table:formula="of:=(LOG([.D107])-LOG([.D106]))/(LOG([.C107])-LOG([.C106]))" office:value-type="float" office:value="2.20854541511017" calcext:value-type="float">
            <text:p>2.2</text:p>
          </table:table-cell>
          <table:table-cell table:number-columns-repeated="2"/>
          <table:table-cell table:style-name="ce10" office:value-type="string" calcext:value-type="string">
            <text:p>ref2</text:p>
          </table:table-cell>
          <table:table-cell table:style-name="ce5" office:value-type="float" office:value="0.0615387691323512" calcext:value-type="float">
            <text:p>6.15E-002</text:p>
          </table:table-cell>
          <table:table-cell table:number-columns-repeated="17"/>
        </table:table-row>
        <table:table-row table:style-name="ro1">
          <table:table-cell table:style-name="ce6" table:formula="of:=[.A9]" office:value-type="float" office:value="65536" calcext:value-type="float">
            <text:p>65,536</text:p>
          </table:table-cell>
          <table:table-cell table:formula="of:=2*[.I108]" office:value-type="float" office:value="0.122145382433461" calcext:value-type="float">
            <text:p>0.1221453824</text:p>
          </table:table-cell>
          <table:table-cell table:formula="of:=1/SQRT([.A108])" office:value-type="float" office:value="0.00390625" calcext:value-type="float">
            <text:p>0.00390625</text:p>
          </table:table-cell>
          <table:table-cell table:style-name="ce5" table:formula="of:=ABS([.B108]-[.$K$37])" office:value-type="float" office:value="0.000245272032601995" calcext:value-type="float">
            <text:p>2.45E-004</text:p>
          </table:table-cell>
          <table:table-cell table:style-name="ce25" table:formula="of:=(LOG([.D108])-LOG([.D107]))/(LOG([.C108])-LOG([.C107]))" office:value-type="float" office:value="2.26318403097418" calcext:value-type="float">
            <text:p>2.3</text:p>
          </table:table-cell>
          <table:table-cell table:number-columns-repeated="2"/>
          <table:table-cell table:style-name="ce10" office:value-type="string" calcext:value-type="string">
            <text:p>ref3</text:p>
          </table:table-cell>
          <table:table-cell table:style-name="ce5" office:value-type="float" office:value="0.0610726912167304" calcext:value-type="float">
            <text:p>6.11E-002</text:p>
          </table:table-cell>
          <table:table-cell table:number-columns-repeated="17"/>
        </table:table-row>
        <table:table-row table:style-name="ro1">
          <table:table-cell table:style-name="ce6" table:formula="of:=[.A10]" office:value-type="float" office:value="262144" calcext:value-type="float">
            <text:p>262,144</text:p>
          </table:table-cell>
          <table:table-cell table:formula="of:=2*[.I109]" office:value-type="float" office:value="0.121954403545484" calcext:value-type="float">
            <text:p>0.1219544035</text:p>
          </table:table-cell>
          <table:table-cell table:formula="of:=1/SQRT([.A109])" office:value-type="float" office:value="0.001953125" calcext:value-type="float">
            <text:p>0.001953125</text:p>
          </table:table-cell>
          <table:table-cell table:style-name="ce5" table:formula="of:=ABS([.B109]-[.$K$37])" office:value-type="float" office:value="0.0000542931446252115" calcext:value-type="float">
            <text:p>5.43E-005</text:p>
          </table:table-cell>
          <table:table-cell table:style-name="ce25" table:formula="of:=(LOG([.D109])-LOG([.D108]))/(LOG([.C109])-LOG([.C108]))" office:value-type="float" office:value="2.17554078707437" calcext:value-type="float">
            <text:p>2.2</text:p>
          </table:table-cell>
          <table:table-cell table:number-columns-repeated="2"/>
          <table:table-cell table:style-name="ce10" office:value-type="string" calcext:value-type="string">
            <text:p>ref4</text:p>
          </table:table-cell>
          <table:table-cell table:style-name="ce5" office:value-type="float" office:value="0.060977201772742" calcext:value-type="float">
            <text:p>6.10E-002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25"/>
          <table:table-cell table:number-columns-repeated="2"/>
          <table:table-cell table:style-name="ce10" office:value-type="string" calcext:value-type="string">
            <text:p>ref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FFEE Tri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float" office:value="0.130528809554504" calcext:value-type="float">
            <text:p>0.1305288096</text:p>
          </table:table-cell>
          <table:table-cell table:formula="of:=1/SQRT([.A113])" office:value-type="float" office:value="0.021677749238103" calcext:value-type="float">
            <text:p>0.0216777492</text:p>
          </table:table-cell>
          <table:table-cell table:formula="of:=ABS([.B113]-[.$K$37])" office:value-type="float" office:value="0.00862869915364502" calcext:value-type="float">
            <text:p>0.0086286992</text:p>
          </table:table-cell>
          <table:table-cell table:style-name="ce25"/>
          <table:table-cell table:number-columns-repeated="21"/>
        </table:table-row>
        <table:table-row table:style-name="ro2">
          <table:table-cell office:value-type="float" office:value="8352" calcext:value-type="float">
            <text:p>8352</text:p>
          </table:table-cell>
          <table:table-cell office:value-type="float" office:value="0.12328300423725" calcext:value-type="float">
            <text:p>0.1232830042</text:p>
          </table:table-cell>
          <table:table-cell table:formula="of:=1/SQRT([.A114])" office:value-type="float" office:value="0.0109422027383102" calcext:value-type="float">
            <text:p>0.0109422027</text:p>
          </table:table-cell>
          <table:table-cell table:formula="of:=ABS([.B114]-[.$K$37])" office:value-type="float" office:value="0.00138289383639099" calcext:value-type="float">
            <text:p>0.0013828938</text:p>
          </table:table-cell>
          <table:table-cell table:style-name="ce25" table:formula="of:=(LOG([.D114])-LOG([.D113]))/(LOG([.C114])-LOG([.C113]))" office:value-type="float" office:value="2.67811124607129" calcext:value-type="float">
            <text:p>2.7</text:p>
          </table:table-cell>
          <table:table-cell table:number-columns-repeated="21"/>
        </table:table-row>
        <table:table-row table:style-name="ro2">
          <table:table-cell office:value-type="float" office:value="33088" calcext:value-type="float">
            <text:p>33088</text:p>
          </table:table-cell>
          <table:table-cell office:value-type="float" office:value="0.12209384592765" calcext:value-type="float">
            <text:p>0.1220938459</text:p>
          </table:table-cell>
          <table:table-cell table:formula="of:=1/SQRT([.A115])" office:value-type="float" office:value="0.00549749371416928" calcext:value-type="float">
            <text:p>0.0054974937</text:p>
          </table:table-cell>
          <table:table-cell table:formula="of:=ABS([.B115]-[.$K$37])" office:value-type="float" office:value="0.000193735526791" calcext:value-type="float">
            <text:p>0.0001937355</text:p>
          </table:table-cell>
          <table:table-cell table:style-name="ce25" table:formula="of:=(LOG([.D115])-LOG([.D114]))/(LOG([.C115])-LOG([.C114]))" office:value-type="float" office:value="2.85535401125472" calcext:value-type="float">
            <text:p>2.9</text:p>
          </table:table-cell>
          <table:table-cell table:number-columns-repeated="4"/>
          <table:table-cell table:style-name="ce26"/>
          <table:table-cell table:number-columns-repeated="16"/>
        </table:table-row>
        <table:table-row table:style-name="ro2">
          <table:table-cell office:value-type="float" office:value="131712" calcext:value-type="float">
            <text:p>131712</text:p>
          </table:table-cell>
          <table:table-cell office:value-type="float" office:value="0.12192051444284" calcext:value-type="float">
            <text:p>0.1219205144</text:p>
          </table:table-cell>
          <table:table-cell table:formula="of:=1/SQRT([.A116])" office:value-type="float" office:value="0.00275541696360878" calcext:value-type="float">
            <text:p>0.002755417</text:p>
          </table:table-cell>
          <table:table-cell table:formula="of:=ABS([.B116]-[.$K$37])" office:value-type="float" office:value="0.0000204040419809898" calcext:value-type="float">
            <text:p>0.000020404</text:p>
          </table:table-cell>
          <table:table-cell table:style-name="ce25" table:formula="of:=(LOG([.D116])-LOG([.D115]))/(LOG([.C116])-LOG([.C115]))" office:value-type="float" office:value="3.25855552796608" calcext:value-type="float">
            <text:p>3.3</text:p>
          </table:table-cell>
          <table:table-cell table:number-columns-repeated="4"/>
          <table:table-cell table:style-name="ce26"/>
          <table:table-cell table:number-columns-repeated="16"/>
        </table:table-row>
        <table:table-row table:style-name="ro2">
          <table:table-cell office:value-type="float" office:value="525568" calcext:value-type="float">
            <text:p>525568</text:p>
          </table:table-cell>
          <table:table-cell office:value-type="float" office:value="0.121903176206955" calcext:value-type="float">
            <text:p>0.1219031762</text:p>
          </table:table-cell>
          <table:table-cell table:formula="of:=1/SQRT([.A117])" office:value-type="float" office:value="0.00137938513872494" calcext:value-type="float">
            <text:p>0.0013793851</text:p>
          </table:table-cell>
          <table:table-cell table:formula="of:=ABS([.B117]-[.$K$37])" office:value-type="float" office:value="0.00000306580609600593" calcext:value-type="float">
            <text:p>3.06580609600593E-06</text:p>
          </table:table-cell>
          <table:table-cell table:style-name="ce25" table:formula="of:=(LOG([.D117])-LOG([.D116]))/(LOG([.C117])-LOG([.C116]))" office:value-type="float" office:value="2.73932324419251" calcext:value-type="float">
            <text:p>2.7</text:p>
          </table:table-cell>
          <table:table-cell table:number-columns-repeated="4"/>
          <table:table-cell table:style-name="ce26"/>
          <table:table-cell table:number-columns-repeated="16"/>
        </table:table-row>
        <table:table-row table:style-name="ro2">
          <table:table-cell table:number-columns-repeated="9"/>
          <table:table-cell table:style-name="ce26"/>
          <table:table-cell table:number-columns-repeated="16"/>
        </table:table-row>
        <table:table-row table:style-name="ro6">
          <table:table-cell table:style-name="ce7" office:value-type="string" calcext:value-type="string">
            <text:p>ANSLib P1</text:p>
          </table:table-cell>
          <table:table-cell table:number-columns-repeated="8"/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9"/>
          <table:table-cell table:style-name="ce32"/>
          <table:table-cell table:number-columns-repeated="2"/>
          <table:table-cell table:style-name="ce32"/>
          <table:table-cell table:number-columns-repeated="8"/>
        </table:table-row>
        <table:table-row table:style-name="ro2">
          <table:table-cell office:value-type="float" office:value="12288" calcext:value-type="float">
            <text:p>12288</text:p>
          </table:table-cell>
          <table:table-cell table:style-name="ce14" table:formula="of:=0.0476618292967254+0.0804344734623798" office:value-type="float" office:value="0.128096302759105" calcext:value-type="float">
            <text:p>1.28E-001</text:p>
          </table:table-cell>
          <table:table-cell table:formula="of:=1/SQRT([.A121])" office:value-type="float" office:value="0.0090210979560879" calcext:value-type="float">
            <text:p>0.009021098</text:p>
          </table:table-cell>
          <table:table-cell table:style-name="ce5" table:formula="of:=ABS([.B121]-[.$K$37])" office:value-type="float" office:value="0.00619619235824619" calcext:value-type="float">
            <text:p>6.20E-003</text:p>
          </table:table-cell>
          <table:table-cell table:style-name="ce25"/>
          <table:table-cell table:number-columns-repeated="10"/>
          <table:table-cell table:style-name="ce32"/>
          <table:table-cell table:number-columns-repeated="2"/>
          <table:table-cell table:style-name="ce32"/>
          <table:table-cell table:number-columns-repeated="7"/>
        </table:table-row>
        <table:table-row table:style-name="ro2">
          <table:table-cell office:value-type="float" office:value="49152" calcext:value-type="float">
            <text:p>49152</text:p>
          </table:table-cell>
          <table:table-cell table:style-name="ce5" table:formula="of:=0.0407162863709539+0.0820230524439412" office:value-type="float" office:value="0.122739338814895" calcext:value-type="float">
            <text:p>1.23E-001</text:p>
          </table:table-cell>
          <table:table-cell table:formula="of:=1/SQRT([.A122])" office:value-type="float" office:value="0.00451054897804395" calcext:value-type="float">
            <text:p>0.004510549</text:p>
          </table:table-cell>
          <table:table-cell table:style-name="ce5" table:formula="of:=ABS([.B122]-[.$K$37])" office:value-type="float" office:value="0.000839228414036108" calcext:value-type="float">
            <text:p>8.39E-004</text:p>
          </table:table-cell>
          <table:table-cell table:style-name="ce25" table:formula="of:=(LOG([.D122])-LOG([.D121]))/(LOG([.C122])-LOG([.C121]))" office:value-type="float" office:value="2.88424650303601" calcext:value-type="float">
            <text:p>2.9</text:p>
          </table:table-cell>
          <table:table-cell table:number-columns-repeated="9"/>
          <table:table-cell table:style-name="ce32"/>
          <table:table-cell table:number-columns-repeated="2"/>
          <table:table-cell table:style-name="ce32"/>
          <table:table-cell table:number-columns-repeated="8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5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10"/>
        </table:table-row>
        <table:table-row table:style-name="ro6">
          <table:table-cell table:style-name="ce7" office:value-type="string" calcext:value-type="string">
            <text:p>ANSLib P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2288" calcext:value-type="float">
            <text:p>12288</text:p>
          </table:table-cell>
          <table:table-cell table:style-name="ce14" table:formula="of:=0.046852505124822+0.0788609534499432" office:value-type="float" office:value="0.125713458574765" calcext:value-type="float">
            <text:p>1.26E-001</text:p>
          </table:table-cell>
          <table:table-cell table:formula="of:=1/SQRT([.A126])" office:value-type="float" office:value="0.0090210979560879" calcext:value-type="float">
            <text:p>0.009021098</text:p>
          </table:table-cell>
          <table:table-cell table:style-name="ce5" table:formula="of:=ABS([.B126]-[.$K$37])" office:value-type="float" office:value="0.0038133481739062" calcext:value-type="float">
            <text:p>3.81E-003</text:p>
          </table:table-cell>
          <table:table-cell table:style-name="ce25"/>
          <table:table-cell table:number-columns-repeated="21"/>
        </table:table-row>
        <table:table-row table:style-name="ro2">
          <table:table-cell office:value-type="float" office:value="49152" calcext:value-type="float">
            <text:p>49152</text:p>
          </table:table-cell>
          <table:table-cell table:style-name="ce5" table:formula="of:=0.0453049675018666+0.0768870329743812" office:value-type="float" office:value="0.122192000476248" calcext:value-type="float">
            <text:p>1.22E-001</text:p>
          </table:table-cell>
          <table:table-cell table:formula="of:=1/SQRT([.A127])" office:value-type="float" office:value="0.00451054897804395" calcext:value-type="float">
            <text:p>0.004510549</text:p>
          </table:table-cell>
          <table:table-cell table:style-name="ce5" table:formula="of:=ABS([.B127]-[.$K$37])" office:value-type="float" office:value="0.000291890075388865" calcext:value-type="float">
            <text:p>2.92E-004</text:p>
          </table:table-cell>
          <table:table-cell table:style-name="ce25" table:formula="of:=(LOG([.D127])-LOG([.D126]))/(LOG([.C127])-LOG([.C126]))" office:value-type="float" office:value="3.70756119745995" calcext:value-type="float">
            <text:p>3.7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USM3D Quad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121917" calcext:value-type="float">
            <text:p>0.121917</text:p>
          </table:table-cell>
          <table:table-cell table:formula="of:=1/SQRT(2*[.A131])" office:value-type="float" office:value="0.0055242717280199" calcext:value-type="float">
            <text:p>0.0055242717</text:p>
          </table:table-cell>
          <table:table-cell table:style-name="ce5" table:formula="of:=ABS([.B131]-[.$K$37])" office:value-type="float" office:value="0.0000168895991409929" calcext:value-type="float">
            <text:p>1.69E-005</text:p>
          </table:table-cell>
          <table:table-cell table:style-name="ce25"/>
          <table:table-cell table:number-columns-repeated="21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121721" calcext:value-type="float">
            <text:p>0.121721</text:p>
          </table:table-cell>
          <table:table-cell table:formula="of:=1/SQRT(2*[.A132])" office:value-type="float" office:value="0.00276213586400995" calcext:value-type="float">
            <text:p>0.0027621359</text:p>
          </table:table-cell>
          <table:table-cell table:style-name="ce5" table:formula="of:=ABS([.B132]-[.$K$37])" office:value-type="float" office:value="0.000179110400859009" calcext:value-type="float">
            <text:p>1.79E-004</text:p>
          </table:table-cell>
          <table:table-cell table:style-name="ce25" table:formula="of:=(LOG([.D132])-LOG([.D131]))/(LOG([.C132])-LOG([.C131]))" office:value-type="float" office:value="-3.40664212377074" calcext:value-type="float">
            <text:p>-3.4</text:p>
          </table:table-cell>
          <table:table-cell table:number-columns-repeated="2"/>
          <table:table-cell table:style-name="ce26" table:number-columns-repeated="3"/>
          <table:table-cell table:number-columns-repeated="16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121826" calcext:value-type="float">
            <text:p>0.121826</text:p>
          </table:table-cell>
          <table:table-cell table:formula="of:=1/SQRT(2*[.A133])" office:value-type="float" office:value="0.00138106793200498" calcext:value-type="float">
            <text:p>0.0013810679</text:p>
          </table:table-cell>
          <table:table-cell table:style-name="ce5" table:formula="of:=ABS([.B133]-[.$K$37])" office:value-type="float" office:value="0.0000741104008590149" calcext:value-type="float">
            <text:p>7.41E-005</text:p>
          </table:table-cell>
          <table:table-cell table:style-name="ce25" table:formula="of:=(LOG([.D133])-LOG([.D132]))/(LOG([.C133])-LOG([.C132]))" office:value-type="float" office:value="1.27310118272467" calcext:value-type="float">
            <text:p>1.3</text:p>
          </table:table-cell>
          <table:table-cell table:number-columns-repeated="2"/>
          <table:table-cell table:style-name="ce26" table:number-columns-repeated="3"/>
          <table:table-cell table:number-columns-repeated="16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21883" calcext:value-type="float">
            <text:p>0.121883</text:p>
          </table:table-cell>
          <table:table-cell table:formula="of:=1/SQRT(2*[.A134])" office:value-type="float" office:value="0.000690533966002488" calcext:value-type="float">
            <text:p>0.000690534</text:p>
          </table:table-cell>
          <table:table-cell table:style-name="ce5" table:formula="of:=ABS([.B134]-[.$K$37])" office:value-type="float" office:value="0.0000171104008590134" calcext:value-type="float">
            <text:p>1.71E-005</text:p>
          </table:table-cell>
          <table:table-cell table:style-name="ce25" table:formula="of:=(LOG([.D134])-LOG([.D133]))/(LOG([.C134])-LOG([.C133]))" office:value-type="float" office:value="2.11480246916877" calcext:value-type="float">
            <text:p>2.1</text:p>
          </table:table-cell>
          <table:table-cell table:number-columns-repeated="2"/>
          <table:table-cell table:style-name="ce26" table:number-columns-repeated="3"/>
          <table:table-cell table:number-columns-repeated="16"/>
        </table:table-row>
        <table:table-row table:style-name="ro2">
          <table:table-cell table:number-columns-repeated="7"/>
          <table:table-cell table:style-name="ce26" table:number-columns-repeated="3"/>
          <table:table-cell table:number-columns-repeated="16"/>
        </table:table-row>
        <table:table-row table:style-name="ro2">
          <table:table-cell office:value-type="string" calcext:value-type="string">
            <text:p>NUDT WCNS-E-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table:formula="of:=32*16" office:value-type="float" office:value="512" calcext:value-type="float">
            <text:p>512</text:p>
          </table:table-cell>
          <table:table-cell office:value-type="float" office:value="0.132770685" calcext:value-type="float">
            <text:p>0.132770685</text:p>
          </table:table-cell>
          <table:table-cell table:formula="of:=1/SQRT([.A138])" office:value-type="float" office:value="0.0441941738241592" calcext:value-type="float">
            <text:p>0.0441941738</text:p>
          </table:table-cell>
          <table:table-cell table:style-name="ce5" table:formula="of:=ABS([.B138]-[.$K$37])" office:value-type="float" office:value="0.010870574599141" calcext:value-type="float">
            <text:p>1.09E-002</text:p>
          </table:table-cell>
          <table:table-cell table:style-name="ce25"/>
          <table:table-cell table:number-columns-repeated="21"/>
        </table:table-row>
        <table:table-row table:style-name="ro2">
          <table:table-cell table:formula="of:=65*33" office:value-type="float" office:value="2145" calcext:value-type="float">
            <text:p>2145</text:p>
          </table:table-cell>
          <table:table-cell office:value-type="float" office:value="0.124319501" calcext:value-type="float">
            <text:p>0.124319501</text:p>
          </table:table-cell>
          <table:table-cell table:formula="of:=1/SQRT([.A139])" office:value-type="float" office:value="0.0215916758543765" calcext:value-type="float">
            <text:p>0.0215916759</text:p>
          </table:table-cell>
          <table:table-cell table:style-name="ce5" table:formula="of:=ABS([.B139]-[.$K$37])" office:value-type="float" office:value="0.00241939059914101" calcext:value-type="float">
            <text:p>2.42E-003</text:p>
          </table:table-cell>
          <table:table-cell table:style-name="ce25" table:formula="of:=(LOG([.D139])-LOG([.D138]))/(LOG([.C139])-LOG([.C138]))" office:value-type="float" office:value="2.09768968276865" calcext:value-type="float">
            <text:p>2.1</text:p>
          </table:table-cell>
          <table:table-cell table:number-columns-repeated="21"/>
        </table:table-row>
        <table:table-row table:style-name="ro2">
          <table:table-cell table:formula="of:=129*65" office:value-type="float" office:value="8385" calcext:value-type="float">
            <text:p>8385</text:p>
          </table:table-cell>
          <table:table-cell office:value-type="float" office:value="0.122174018" calcext:value-type="float">
            <text:p>0.122174018</text:p>
          </table:table-cell>
          <table:table-cell table:formula="of:=1/SQRT([.A140])" office:value-type="float" office:value="0.0109206494484927" calcext:value-type="float">
            <text:p>0.0109206494</text:p>
          </table:table-cell>
          <table:table-cell table:style-name="ce5" table:formula="of:=ABS([.B140]-[.$K$37])" office:value-type="float" office:value="0.000273907599141004" calcext:value-type="float">
            <text:p>2.74E-004</text:p>
          </table:table-cell>
          <table:table-cell table:style-name="ce25" table:formula="of:=(LOG([.D140])-LOG([.D139]))/(LOG([.C140])-LOG([.C139]))" office:value-type="float" office:value="3.19588118556808" calcext:value-type="float">
            <text:p>3.2</text:p>
          </table:table-cell>
          <table:table-cell table:number-columns-repeated="21"/>
        </table:table-row>
        <table:table-row table:style-name="ro2">
          <table:table-cell table:formula="of:=257*129" office:value-type="float" office:value="33153" calcext:value-type="float">
            <text:p>33153</text:p>
          </table:table-cell>
          <table:table-cell office:value-type="float" office:value="0.121933489" calcext:value-type="float">
            <text:p>0.121933489</text:p>
          </table:table-cell>
          <table:table-cell table:formula="of:=1/SQRT([.A141])" office:value-type="float" office:value="0.00549210185803678" calcext:value-type="float">
            <text:p>0.0054921019</text:p>
          </table:table-cell>
          <table:table-cell table:style-name="ce5" table:formula="of:=ABS([.B141]-[.$K$37])" office:value-type="float" office:value="0.0000333785991410013" calcext:value-type="float">
            <text:p>3.34E-005</text:p>
          </table:table-cell>
          <table:table-cell table:style-name="ce25" table:formula="of:=(LOG([.D141])-LOG([.D140]))/(LOG([.C141])-LOG([.C140]))" office:value-type="float" office:value="3.0623306842935" calcext:value-type="float">
            <text:p>3.1</text:p>
          </table:table-cell>
          <table:table-cell table:number-columns-repeated="21"/>
        </table:table-row>
        <table:table-row table:style-name="ro2">
          <table:table-cell table:formula="of:=513*257" office:value-type="float" office:value="131841" calcext:value-type="float">
            <text:p>131841</text:p>
          </table:table-cell>
          <table:table-cell office:value-type="float" office:value="0.121924008" calcext:value-type="float">
            <text:p>0.121924008</text:p>
          </table:table-cell>
          <table:table-cell table:formula="of:=1/SQRT([.A142])" office:value-type="float" office:value="0.00275406861302664" calcext:value-type="float">
            <text:p>0.0027540686</text:p>
          </table:table-cell>
          <table:table-cell table:style-name="ce5" table:formula="of:=ABS([.B142]-[.$K$37])" office:value-type="float" office:value="0.0000238975991410095" calcext:value-type="float">
            <text:p>2.39E-005</text:p>
          </table:table-cell>
          <table:table-cell table:style-name="ce25" table:formula="of:=(LOG([.D142])-LOG([.D141]))/(LOG([.C142])-LOG([.C141]))" office:value-type="float" office:value="0.484093878792686" calcext:value-type="float">
            <text:p>0.5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NUDT MUSCL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 table:number-columns-repeated="21"/>
        </table:table-row>
        <table:table-row table:style-name="ro2">
          <table:table-cell table:formula="of:=32*16" office:value-type="float" office:value="512" calcext:value-type="float">
            <text:p>512</text:p>
          </table:table-cell>
          <table:table-cell office:value-type="float" office:value="0.152166449" calcext:value-type="float">
            <text:p>0.152166449</text:p>
          </table:table-cell>
          <table:table-cell table:formula="of:=1/SQRT([.A146])" office:value-type="float" office:value="0.0441941738241592" calcext:value-type="float">
            <text:p>0.0441941738</text:p>
          </table:table-cell>
          <table:table-cell table:style-name="ce5" table:formula="of:=ABS([.B146]-[.$K$37])" office:value-type="float" office:value="0.030266338599141" calcext:value-type="float">
            <text:p>3.03E-002</text:p>
          </table:table-cell>
          <table:table-cell table:style-name="ce25"/>
          <table:table-cell table:number-columns-repeated="21"/>
        </table:table-row>
        <table:table-row table:style-name="ro2">
          <table:table-cell table:formula="of:=65*33" office:value-type="float" office:value="2145" calcext:value-type="float">
            <text:p>2145</text:p>
          </table:table-cell>
          <table:table-cell office:value-type="float" office:value="0.129446575" calcext:value-type="float">
            <text:p>0.129446575</text:p>
          </table:table-cell>
          <table:table-cell table:formula="of:=1/SQRT([.A147])" office:value-type="float" office:value="0.0215916758543765" calcext:value-type="float">
            <text:p>0.0215916759</text:p>
          </table:table-cell>
          <table:table-cell table:style-name="ce5" table:formula="of:=ABS([.B147]-[.$K$37])" office:value-type="float" office:value="0.007546464599141" calcext:value-type="float">
            <text:p>7.55E-003</text:p>
          </table:table-cell>
          <table:table-cell table:style-name="ce25" table:formula="of:=(LOG([.D147])-LOG([.D146]))/(LOG([.C147])-LOG([.C146]))" office:value-type="float" office:value="1.93911190242355" calcext:value-type="float">
            <text:p>1.9</text:p>
          </table:table-cell>
          <table:table-cell table:number-columns-repeated="21"/>
        </table:table-row>
        <table:table-row table:style-name="ro2">
          <table:table-cell table:formula="of:=129*65" office:value-type="float" office:value="8385" calcext:value-type="float">
            <text:p>8385</text:p>
          </table:table-cell>
          <table:table-cell office:value-type="float" office:value="0.123043609" calcext:value-type="float">
            <text:p>0.123043609</text:p>
          </table:table-cell>
          <table:table-cell table:formula="of:=1/SQRT([.A148])" office:value-type="float" office:value="0.0109206494484927" calcext:value-type="float">
            <text:p>0.0109206494</text:p>
          </table:table-cell>
          <table:table-cell table:style-name="ce5" table:formula="of:=ABS([.B148]-[.$K$37])" office:value-type="float" office:value="0.00114349859914101" calcext:value-type="float">
            <text:p>1.14E-003</text:p>
          </table:table-cell>
          <table:table-cell table:style-name="ce25" table:formula="of:=(LOG([.D148])-LOG([.D147]))/(LOG([.C148])-LOG([.C147]))" office:value-type="float" office:value="2.76825346728976" calcext:value-type="float">
            <text:p>2.8</text:p>
          </table:table-cell>
          <table:table-cell table:number-columns-repeated="21"/>
        </table:table-row>
        <table:table-row table:style-name="ro2">
          <table:table-cell table:formula="of:=257*129" office:value-type="float" office:value="33153" calcext:value-type="float">
            <text:p>33153</text:p>
          </table:table-cell>
          <table:table-cell office:value-type="float" office:value="0.122104342" calcext:value-type="float">
            <text:p>0.122104342</text:p>
          </table:table-cell>
          <table:table-cell table:formula="of:=1/SQRT([.A149])" office:value-type="float" office:value="0.00549210185803678" calcext:value-type="float">
            <text:p>0.0054921019</text:p>
          </table:table-cell>
          <table:table-cell table:style-name="ce5" table:formula="of:=ABS([.B149]-[.$K$37])" office:value-type="float" office:value="0.000204231599141" calcext:value-type="float">
            <text:p>2.04E-004</text:p>
          </table:table-cell>
          <table:table-cell table:style-name="ce25" table:formula="of:=(LOG([.D149])-LOG([.D148]))/(LOG([.C149])-LOG([.C148]))" office:value-type="float" office:value="2.50615721872046" calcext:value-type="float">
            <text:p>2.5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5"/>
          <table:table-cell table:style-name="ce25"/>
          <table:table-cell table:number-columns-repeated="21"/>
        </table:table-row>
        <table:table-row table:style-name="ro2">
          <table:table-cell office:value-type="string" calcext:value-type="string">
            <text:p>XDG P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2">
          <table:table-cell table:style-name="ce6" table:formula="of:=[.A6]" office:value-type="float" office:value="1024" calcext:value-type="float">
            <text:p>1,024</text:p>
          </table:table-cell>
          <table:table-cell table:formula="of:=[.G153]*2" office:value-type="float" office:value="0.132606067063243" calcext:value-type="float">
            <text:p>0.1326060671</text:p>
          </table:table-cell>
          <table:table-cell table:formula="of:=1/SQRT([.A153])" office:value-type="float" office:value="0.03125" calcext:value-type="float">
            <text:p>0.03125</text:p>
          </table:table-cell>
          <table:table-cell table:style-name="ce5" table:formula="of:=ABS([.B153]-[.$K$37])" office:value-type="float" office:value="0.0107059566623839" calcext:value-type="float">
            <text:p>1.07E-002</text:p>
          </table:table-cell>
          <table:table-cell table:style-name="ce25"/>
          <table:table-cell/>
          <table:table-cell table:style-name="ce26" office:value-type="float" office:value="0.0663030335316214" calcext:value-type="float">
            <text:p>6.63E-02</text:p>
          </table:table-cell>
          <table:table-cell table:number-columns-repeated="19"/>
        </table:table-row>
        <table:table-row table:style-name="ro2">
          <table:table-cell table:style-name="ce6" table:formula="of:=[.A7]" office:value-type="float" office:value="4096" calcext:value-type="float">
            <text:p>4,096</text:p>
          </table:table-cell>
          <table:table-cell table:formula="of:=[.G154]*2" office:value-type="float" office:value="0.126694695308331" calcext:value-type="float">
            <text:p>0.1266946953</text:p>
          </table:table-cell>
          <table:table-cell table:formula="of:=1/SQRT([.A154])" office:value-type="float" office:value="0.015625" calcext:value-type="float">
            <text:p>0.015625</text:p>
          </table:table-cell>
          <table:table-cell table:style-name="ce5" table:formula="of:=ABS([.B154]-[.$K$37])" office:value-type="float" office:value="0.00479458490747182" calcext:value-type="float">
            <text:p>4.79E-003</text:p>
          </table:table-cell>
          <table:table-cell table:style-name="ce25" table:formula="of:=(LOG([.D154])-LOG([.D153]))/(LOG([.C154])-LOG([.C153]))" office:value-type="float" office:value="1.15893589372472" calcext:value-type="float">
            <text:p>1.2</text:p>
          </table:table-cell>
          <table:table-cell/>
          <table:table-cell table:style-name="ce26" office:value-type="float" office:value="0.0633473476541654" calcext:value-type="float">
            <text:p>6.33E-02</text:p>
          </table:table-cell>
          <table:table-cell table:number-columns-repeated="19"/>
        </table:table-row>
        <table:table-row table:style-name="ro2">
          <table:table-cell table:style-name="ce6" table:formula="of:=[.A8]" office:value-type="float" office:value="16384" calcext:value-type="float">
            <text:p>16,384</text:p>
          </table:table-cell>
          <table:table-cell table:formula="of:=[.G155]*2" office:value-type="float" office:value="0.122942296421817" calcext:value-type="float">
            <text:p>0.1229422964</text:p>
          </table:table-cell>
          <table:table-cell table:formula="of:=1/SQRT([.A155])" office:value-type="float" office:value="0.0078125" calcext:value-type="float">
            <text:p>0.0078125</text:p>
          </table:table-cell>
          <table:table-cell table:style-name="ce5" table:formula="of:=ABS([.B155]-[.$K$37])" office:value-type="float" office:value="0.00104218602095803" calcext:value-type="float">
            <text:p>1.04E-003</text:p>
          </table:table-cell>
          <table:table-cell table:style-name="ce25" table:formula="of:=(LOG([.D155])-LOG([.D154]))/(LOG([.C155])-LOG([.C154]))" office:value-type="float" office:value="2.20179311005825" calcext:value-type="float">
            <text:p>2.2</text:p>
          </table:table-cell>
          <table:table-cell/>
          <table:table-cell table:style-name="ce26" office:value-type="float" office:value="0.0614711482109085" calcext:value-type="float">
            <text:p>6.15E-02</text:p>
          </table:table-cell>
          <table:table-cell table:number-columns-repeated="19"/>
        </table:table-row>
        <table:table-row table:style-name="ro2">
          <table:table-cell table:style-name="ce6" table:formula="of:=[.A9]" office:value-type="float" office:value="65536" calcext:value-type="float">
            <text:p>65,536</text:p>
          </table:table-cell>
          <table:table-cell table:formula="of:=[.G156]*2" office:value-type="float" office:value="0" calcext:value-type="float">
            <text:p>0</text:p>
          </table:table-cell>
          <table:table-cell table:formula="of:=1/SQRT([.A156])" office:value-type="float" office:value="0.00390625" calcext:value-type="float">
            <text:p>0.00390625</text:p>
          </table:table-cell>
          <table:table-cell table:style-name="ce5" table:formula="of:=ABS([.B156]-[.$K$37])" office:value-type="float" office:value="0.121900110400859" calcext:value-type="float">
            <text:p>1.22E-001</text:p>
          </table:table-cell>
          <table:table-cell table:style-name="ce25" table:formula="of:=(LOG([.D156])-LOG([.D155]))/(LOG([.C156])-LOG([.C155]))" office:value-type="float" office:value="-6.86994281346893" calcext:value-type="float">
            <text:p>-6.9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2">
          <table:table-cell office:value-type="string" calcext:value-type="string">
            <text:p>XDG P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2">
          <table:table-cell table:style-name="ce6" table:formula="of:=[.E6]" office:value-type="float" office:value="2304" calcext:value-type="float">
            <text:p>2,304</text:p>
          </table:table-cell>
          <table:table-cell table:formula="of:=[.G161]*2" office:value-type="float" office:value="0.12426629223217" calcext:value-type="float">
            <text:p>0.1242662922</text:p>
          </table:table-cell>
          <table:table-cell table:formula="of:=1/SQRT([.A161])" office:value-type="float" office:value="0.0208333333333333" calcext:value-type="float">
            <text:p>0.0208333333</text:p>
          </table:table-cell>
          <table:table-cell table:style-name="ce5" table:formula="of:=ABS([.B161]-[.$K$37])" office:value-type="float" office:value="0.00236618183131065" calcext:value-type="float">
            <text:p>2.37E-003</text:p>
          </table:table-cell>
          <table:table-cell table:style-name="ce25"/>
          <table:table-cell/>
          <table:table-cell table:style-name="ce26" office:value-type="float" office:value="0.0621331461160848" calcext:value-type="float">
            <text:p>6.21E-02</text:p>
          </table:table-cell>
          <table:table-cell table:number-columns-repeated="19"/>
        </table:table-row>
        <table:table-row table:style-name="ro2">
          <table:table-cell table:style-name="ce6" table:formula="of:=[.E7]" office:value-type="float" office:value="9216" calcext:value-type="float">
            <text:p>9,216</text:p>
          </table:table-cell>
          <table:table-cell table:formula="of:=[.G162]*2" office:value-type="float" office:value="0.121941410223644" calcext:value-type="float">
            <text:p>0.1219414102</text:p>
          </table:table-cell>
          <table:table-cell table:formula="of:=1/SQRT([.A162])" office:value-type="float" office:value="0.0104166666666667" calcext:value-type="float">
            <text:p>0.0104166667</text:p>
          </table:table-cell>
          <table:table-cell table:style-name="ce5" table:formula="of:=ABS([.B162]-[.$K$37])" office:value-type="float" office:value="0.0000412998227853206" calcext:value-type="float">
            <text:p>4.13E-005</text:p>
          </table:table-cell>
          <table:table-cell table:style-name="ce25" table:formula="of:=(LOG([.D162])-LOG([.D161]))/(LOG([.C162])-LOG([.C161]))" office:value-type="float" office:value="5.84028154172012" calcext:value-type="float">
            <text:p>5.8</text:p>
          </table:table-cell>
          <table:table-cell/>
          <table:table-cell table:style-name="ce26" office:value-type="float" office:value="0.0609707051118222" calcext:value-type="float">
            <text:p>6.10E-02</text:p>
          </table:table-cell>
          <table:table-cell table:number-columns-repeated="19"/>
        </table:table-row>
        <table:table-row table:style-name="ro2">
          <table:table-cell table:style-name="ce6" table:formula="of:=[.E8]" office:value-type="float" office:value="36864" calcext:value-type="float">
            <text:p>36,864</text:p>
          </table:table-cell>
          <table:table-cell table:formula="of:=[.G163]*2" office:value-type="float" office:value="0.121624293112806" calcext:value-type="float">
            <text:p>0.1216242931</text:p>
          </table:table-cell>
          <table:table-cell table:formula="of:=1/SQRT([.A163])" office:value-type="float" office:value="0.00520833333333333" calcext:value-type="float">
            <text:p>0.0052083333</text:p>
          </table:table-cell>
          <table:table-cell table:style-name="ce5" table:formula="of:=ABS([.B163]-[.$K$37])" office:value-type="float" office:value="0.000275817288053398" calcext:value-type="float">
            <text:p>2.76E-004</text:p>
          </table:table-cell>
          <table:table-cell table:style-name="ce25" table:formula="of:=(LOG([.D163])-LOG([.D162]))/(LOG([.C163])-LOG([.C162]))" office:value-type="float" office:value="-2.73950539063374" calcext:value-type="float">
            <text:p>-2.7</text:p>
          </table:table-cell>
          <table:table-cell/>
          <table:table-cell table:style-name="ce26" office:value-type="float" office:value="0.0608121465564028" calcext:value-type="float">
            <text:p>6.08E-02</text:p>
          </table:table-cell>
          <table:table-cell table:number-columns-repeated="19"/>
        </table:table-row>
        <table:table-row table:style-name="ro2">
          <table:table-cell table:style-name="ce6" table:formula="of:=[.E9]" office:value-type="float" office:value="147456" calcext:value-type="float">
            <text:p>147,456</text:p>
          </table:table-cell>
          <table:table-cell table:formula="of:=[.G164]*2" office:value-type="float" office:value="0" calcext:value-type="float">
            <text:p>0</text:p>
          </table:table-cell>
          <table:table-cell table:formula="of:=1/SQRT([.A164])" office:value-type="float" office:value="0.00260416666666667" calcext:value-type="float">
            <text:p>0.0026041667</text:p>
          </table:table-cell>
          <table:table-cell table:style-name="ce5" table:formula="of:=ABS([.B164]-[.$K$37])" office:value-type="float" office:value="0.121900110400859" calcext:value-type="float">
            <text:p>1.22E-001</text:p>
          </table:table-cell>
          <table:table-cell table:style-name="ce25" table:formula="of:=(LOG([.D164])-LOG([.D163]))/(LOG([.C164])-LOG([.C163]))" office:value-type="float" office:value="-8.78777083032165" calcext:value-type="float">
            <text:p>-8.8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tar CCM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4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7">
          <table:table-cell table:style-name="ce7" office:value-type="float" office:value="2128" calcext:value-type="float">
            <text:p>2128</text:p>
          </table:table-cell>
          <table:table-cell table:style-name="ce15" office:value-type="float" office:value="0.142176136187541" calcext:value-type="float">
            <text:p>0.1421761362</text:p>
          </table:table-cell>
          <table:table-cell table:formula="of:=1/SQRT([.A168])" office:value-type="float" office:value="0.021677749238103" calcext:value-type="float">
            <text:p>0.0216777492</text:p>
          </table:table-cell>
          <table:table-cell table:style-name="ce5" table:formula="of:=ABS([.B168]-[.$K$37])" office:value-type="float" office:value="0.0202760257866822" calcext:value-type="float">
            <text:p>2.03E-002</text:p>
          </table:table-cell>
          <table:table-cell table:number-columns-repeated="22"/>
        </table:table-row>
        <table:table-row table:style-name="ro7">
          <table:table-cell table:style-name="ce7" office:value-type="float" office:value="8352" calcext:value-type="float">
            <text:p>8352</text:p>
          </table:table-cell>
          <table:table-cell table:style-name="ce15" office:value-type="float" office:value="0.12677989788309" calcext:value-type="float">
            <text:p>0.1267798979</text:p>
          </table:table-cell>
          <table:table-cell table:formula="of:=1/SQRT([.A169])" office:value-type="float" office:value="0.0109422027383102" calcext:value-type="float">
            <text:p>0.0109422027</text:p>
          </table:table-cell>
          <table:table-cell table:style-name="ce5" table:formula="of:=ABS([.B169]-[.$K$37])" office:value-type="float" office:value="0.00487978748223074" calcext:value-type="float">
            <text:p>4.88E-003</text:p>
          </table:table-cell>
          <table:table-cell table:style-name="ce25" table:formula="of:=(LOG([.D169])-LOG([.D168]))/(LOG([.C169])-LOG([.C168]))" office:value-type="float" office:value="2.08340275396044" calcext:value-type="float">
            <text:p>2.1</text:p>
          </table:table-cell>
          <table:table-cell table:number-columns-repeated="21"/>
        </table:table-row>
        <table:table-row table:style-name="ro7">
          <table:table-cell table:style-name="ce7" office:value-type="float" office:value="33088" calcext:value-type="float">
            <text:p>33088</text:p>
          </table:table-cell>
          <table:table-cell table:style-name="ce15" office:value-type="float" office:value="0.122888467757924" calcext:value-type="float">
            <text:p>0.1228884678</text:p>
          </table:table-cell>
          <table:table-cell table:formula="of:=1/SQRT([.A170])" office:value-type="float" office:value="0.00549749371416928" calcext:value-type="float">
            <text:p>0.0054974937</text:p>
          </table:table-cell>
          <table:table-cell table:style-name="ce5" table:formula="of:=ABS([.B170]-[.$K$37])" office:value-type="float" office:value="0.000988357357064887" calcext:value-type="float">
            <text:p>9.88E-004</text:p>
          </table:table-cell>
          <table:table-cell table:style-name="ce25" table:formula="of:=(LOG([.D170])-LOG([.D169]))/(LOG([.C170])-LOG([.C169]))" office:value-type="float" office:value="2.31981960524125" calcext:value-type="float">
            <text:p>2.3</text:p>
          </table:table-cell>
          <table:table-cell table:number-columns-repeated="21"/>
        </table:table-row>
        <table:table-row table:style-name="ro7">
          <table:table-cell table:style-name="ce7" office:value-type="float" office:value="131712" calcext:value-type="float">
            <text:p>131712</text:p>
          </table:table-cell>
          <table:table-cell table:style-name="ce15" office:value-type="float" office:value="0.122134905617181" calcext:value-type="float">
            <text:p>0.1221349056</text:p>
          </table:table-cell>
          <table:table-cell table:formula="of:=1/SQRT([.A171])" office:value-type="float" office:value="0.00275541696360878" calcext:value-type="float">
            <text:p>0.002755417</text:p>
          </table:table-cell>
          <table:table-cell table:style-name="ce5" table:formula="of:=ABS([.B171]-[.$K$37])" office:value-type="float" office:value="0.000234795216321679" calcext:value-type="float">
            <text:p>2.35E-004</text:p>
          </table:table-cell>
          <table:table-cell table:style-name="ce25" table:formula="of:=(LOG([.D171])-LOG([.D170]))/(LOG([.C171])-LOG([.C170]))" office:value-type="float" office:value="2.08090584999047" calcext:value-type="float">
            <text:p>2.1</text:p>
          </table:table-cell>
          <table:table-cell table:number-columns-repeated="21"/>
        </table:table-row>
        <table:table-row table:style-name="ro7">
          <table:table-cell table:style-name="ce7" office:value-type="float" office:value="525568" calcext:value-type="float">
            <text:p>525568</text:p>
          </table:table-cell>
          <table:table-cell table:style-name="ce15" office:value-type="float" office:value="0.121984729322429" calcext:value-type="float">
            <text:p>0.1219847293</text:p>
          </table:table-cell>
          <table:table-cell table:formula="of:=1/SQRT([.A172])" office:value-type="float" office:value="0.00137938513872494" calcext:value-type="float">
            <text:p>0.0013793851</text:p>
          </table:table-cell>
          <table:table-cell table:style-name="ce5" table:formula="of:=ABS([.B172]-[.$K$37])" office:value-type="float" office:value="0.0000846189215703702" calcext:value-type="float">
            <text:p>8.46E-005</text:p>
          </table:table-cell>
          <table:table-cell table:style-name="ce25" table:formula="of:=(LOG([.D172])-LOG([.D171]))/(LOG([.C172])-LOG([.C171]))" office:value-type="float" office:value="1.47493885294908" calcext:value-type="float">
            <text:p>1.5</text:p>
          </table:table-cell>
          <table:table-cell table:number-columns-repeated="21"/>
        </table:table-row>
        <table:table-row table:style-name="ro7">
          <table:table-cell table:style-name="ce7" office:value-type="float" office:value="2099712" calcext:value-type="float">
            <text:p>2099712</text:p>
          </table:table-cell>
          <table:table-cell table:style-name="ce15" office:value-type="float" office:value="0.121954713943675" calcext:value-type="float">
            <text:p>0.1219547139</text:p>
          </table:table-cell>
          <table:table-cell table:formula="of:=1/SQRT([.A173])" office:value-type="float" office:value="0.000690112882991197" calcext:value-type="float">
            <text:p>0.0006901129</text:p>
          </table:table-cell>
          <table:table-cell table:style-name="ce5" table:formula="of:=ABS([.B173]-[.$K$37])" office:value-type="float" office:value="0.0000546035428159869" calcext:value-type="float">
            <text:p>5.46E-005</text:p>
          </table:table-cell>
          <table:table-cell table:style-name="ce25" table:formula="of:=(LOG([.D173])-LOG([.D172]))/(LOG([.C173])-LOG([.C172]))" office:value-type="float" office:value="0.632541706837972" calcext:value-type="float">
            <text:p>0.6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2">
          <table:table-cell office:value-type="string" calcext:value-type="string">
            <text:p>LiU SBP P1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number-columns-repeated="22"/>
        </table:table-row>
        <table:table-row table:style-name="ro7">
          <table:table-cell table:number-columns-repeated="2"/>
          <table:table-cell table:style-name="ce23" office:value-type="float" office:value="0.0422200330920749" calcext:value-type="float">
            <text:p>0.0422200331</text:p>
          </table:table-cell>
          <table:table-cell table:style-name="ce5" table:formula="of:=ABS([.B178]-[.$K$37])" office:value-type="float" office:value="0.121900110400859" calcext:value-type="float">
            <text:p>1.22E-001</text:p>
          </table:table-cell>
          <table:table-cell table:number-columns-repeated="22"/>
        </table:table-row>
        <table:table-row table:style-name="ro8">
          <table:table-cell/>
          <table:table-cell table:style-name="ce16" office:value-type="float" office:value="0.155526082960845" calcext:value-type="float">
            <text:p>0.155526083</text:p>
          </table:table-cell>
          <table:table-cell table:style-name="ce23" office:value-type="float" office:value="0.0215916758543765" calcext:value-type="float">
            <text:p>0.0215916759</text:p>
          </table:table-cell>
          <table:table-cell table:style-name="ce5" table:formula="of:=ABS([.B179]-[.$K$37])" office:value-type="float" office:value="0.033625972559986" calcext:value-type="float">
            <text:p>3.36E-002</text:p>
          </table:table-cell>
          <table:table-cell table:number-columns-repeated="22"/>
        </table:table-row>
        <table:table-row table:style-name="ro8">
          <table:table-cell/>
          <table:table-cell table:style-name="ce16" office:value-type="float" office:value="0.13143431401839" calcext:value-type="float">
            <text:p>0.131434314</text:p>
          </table:table-cell>
          <table:table-cell table:style-name="ce23" office:value-type="float" office:value="0.0109206494484927" calcext:value-type="float">
            <text:p>0.0109206494</text:p>
          </table:table-cell>
          <table:table-cell table:style-name="ce5" table:formula="of:=ABS([.B180]-[.$K$37])" office:value-type="float" office:value="0.009534203617531" calcext:value-type="float">
            <text:p>9.53E-003</text:p>
          </table:table-cell>
          <table:table-cell table:number-columns-repeated="22"/>
        </table:table-row>
        <table:table-row table:style-name="ro8">
          <table:table-cell/>
          <table:table-cell table:style-name="ce16" office:value-type="float" office:value="0.124364941124346" calcext:value-type="float">
            <text:p>0.1243649411</text:p>
          </table:table-cell>
          <table:table-cell table:style-name="ce23" office:value-type="float" office:value="0.00549210185803678" calcext:value-type="float">
            <text:p>0.0054921019</text:p>
          </table:table-cell>
          <table:table-cell table:style-name="ce5" table:formula="of:=ABS([.B181]-[.$K$37])" office:value-type="float" office:value="0.00246483072348701" calcext:value-type="float">
            <text:p>2.46E-003</text:p>
          </table:table-cell>
          <table:table-cell table:number-columns-repeated="22"/>
        </table:table-row>
        <table:table-row table:style-name="ro8">
          <table:table-cell/>
          <table:table-cell table:style-name="ce16" office:value-type="float" office:value="0.12251344798766" calcext:value-type="float">
            <text:p>0.122513448</text:p>
          </table:table-cell>
          <table:table-cell table:style-name="ce23" office:value-type="float" office:value="0.00388728571411844" calcext:value-type="float">
            <text:p>0.0038872857</text:p>
          </table:table-cell>
          <table:table-cell table:style-name="ce5" table:formula="of:=ABS([.B182]-[.$K$37])" office:value-type="float" office:value="0.000613337586800988" calcext:value-type="float">
            <text:p>6.13E-004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LiU SBP P3</text:p>
          </table:table-cell>
          <table:table-cell table:number-columns-repeated="25"/>
        </table:table-row>
        <table:table-row table:style-name="ro2">
          <table:table-cell table:style-name="ce8"/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number-columns-repeated="22"/>
        </table:table-row>
        <table:table-row table:style-name="ro7">
          <table:table-cell table:style-name="ce8"/>
          <table:table-cell/>
          <table:table-cell table:style-name="ce23" office:value-type="float" office:value="0.0422200330920749" calcext:value-type="float">
            <text:p>0.0422200331</text:p>
          </table:table-cell>
          <table:table-cell table:style-name="ce5" table:formula="of:=ABS([.B186]-[.$K$37])" office:value-type="float" office:value="0.121900110400859" calcext:value-type="float">
            <text:p>1.22E-001</text:p>
          </table:table-cell>
          <table:table-cell table:number-columns-repeated="2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8">
          <table:table-cell table:style-name="ce8"/>
          <table:table-cell table:style-name="ce16" office:value-type="float" office:value="0.125804849506707" calcext:value-type="float">
            <text:p>0.1258048495</text:p>
          </table:table-cell>
          <table:table-cell table:style-name="ce23" office:value-type="float" office:value="0.0215916758543765" calcext:value-type="float">
            <text:p>0.0215916759</text:p>
          </table:table-cell>
          <table:table-cell table:style-name="ce5" table:formula="of:=ABS([.B187]-[.$K$37])" office:value-type="float" office:value="0.003904739105848" calcext:value-type="float">
            <text:p>3.90E-003</text:p>
          </table:table-cell>
          <table:table-cell table:number-columns-repeated="2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8">
          <table:table-cell table:style-name="ce8"/>
          <table:table-cell table:style-name="ce16" office:value-type="float" office:value="0.120657252199378" calcext:value-type="float">
            <text:p>0.1206572522</text:p>
          </table:table-cell>
          <table:table-cell table:style-name="ce23" office:value-type="float" office:value="0.0109206494484927" calcext:value-type="float">
            <text:p>0.0109206494</text:p>
          </table:table-cell>
          <table:table-cell table:style-name="ce5" table:formula="of:=ABS([.B188]-[.$K$37])" office:value-type="float" office:value="0.001242858201481" calcext:value-type="float">
            <text:p>1.24E-003</text:p>
          </table:table-cell>
          <table:table-cell table:number-columns-repeated="2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8">
          <table:table-cell table:style-name="ce8"/>
          <table:table-cell table:style-name="ce16" office:value-type="float" office:value="0.121357898368216" calcext:value-type="float">
            <text:p>0.1213578984</text:p>
          </table:table-cell>
          <table:table-cell table:style-name="ce23" office:value-type="float" office:value="0.00549210185803678" calcext:value-type="float">
            <text:p>0.0054921019</text:p>
          </table:table-cell>
          <table:table-cell table:style-name="ce5" table:formula="of:=ABS([.B189]-[.$K$37])" office:value-type="float" office:value="0.000542212032643" calcext:value-type="float">
            <text:p>5.42E-004</text:p>
          </table:table-cell>
          <table:table-cell table:number-columns-repeated="2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8">
          <table:table-cell table:style-name="ce8"/>
          <table:table-cell table:style-name="ce16" office:value-type="float" office:value="0.121737830710019" calcext:value-type="float">
            <text:p>0.1217378307</text:p>
          </table:table-cell>
          <table:table-cell table:style-name="ce23" office:value-type="float" office:value="0.00388728571411844" calcext:value-type="float">
            <text:p>0.0038872857</text:p>
          </table:table-cell>
          <table:table-cell table:style-name="ce5" table:formula="of:=ABS([.B190]-[.$K$37])" office:value-type="float" office:value="0.000162279690839998" calcext:value-type="float">
            <text:p>1.62E-004</text:p>
          </table:table-cell>
          <table:table-cell table:number-columns-repeated="2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2">
          <table:table-cell table:number-columns-repeated="6"/>
          <table:table-cell table:style-name="ce8"/>
          <table:table-cell table:style-name="ce15" table:number-columns-repeated="3"/>
          <table:table-cell table:number-columns-repeated="16"/>
        </table:table-row>
        <table:table-row table:style-name="ro2">
          <table:table-cell office:value-type="string" calcext:value-type="string">
            <text:p>LiU SBP P6</text:p>
          </table:table-cell>
          <table:table-cell table:number-columns-repeated="25"/>
        </table:table-row>
        <table:table-row table:style-name="ro2">
          <table:table-cell table:style-name="ce8"/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number-columns-repeated="22"/>
        </table:table-row>
        <table:table-row table:style-name="ro7">
          <table:table-cell table:style-name="ce8"/>
          <table:table-cell/>
          <table:table-cell table:style-name="ce23" office:value-type="float" office:value="0.0422200330920749" calcext:value-type="float">
            <text:p>0.0422200331</text:p>
          </table:table-cell>
          <table:table-cell table:style-name="ce5" table:formula="of:=ABS([.B194]-[.$K$37])" office:value-type="float" office:value="0.121900110400859" calcext:value-type="float">
            <text:p>1.22E-001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31599365296743" calcext:value-type="float">
            <text:p>0.1315993653</text:p>
          </table:table-cell>
          <table:table-cell table:style-name="ce23" office:value-type="float" office:value="0.0215916758543765" calcext:value-type="float">
            <text:p>0.0215916759</text:p>
          </table:table-cell>
          <table:table-cell table:style-name="ce5" table:formula="of:=ABS([.B195]-[.$K$37])" office:value-type="float" office:value="0.00969925489588401" calcext:value-type="float">
            <text:p>9.70E-003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2343348452734" calcext:value-type="float">
            <text:p>0.1223433485</text:p>
          </table:table-cell>
          <table:table-cell table:style-name="ce23" office:value-type="float" office:value="0.0109206494484927" calcext:value-type="float">
            <text:p>0.0109206494</text:p>
          </table:table-cell>
          <table:table-cell table:style-name="ce5" table:formula="of:=ABS([.B196]-[.$K$37])" office:value-type="float" office:value="0.000443238051875003" calcext:value-type="float">
            <text:p>4.43E-004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1739496836754" calcext:value-type="float">
            <text:p>0.1217394968</text:p>
          </table:table-cell>
          <table:table-cell table:style-name="ce23" office:value-type="float" office:value="0.00549210185803678" calcext:value-type="float">
            <text:p>0.0054921019</text:p>
          </table:table-cell>
          <table:table-cell table:style-name="ce5" table:formula="of:=ABS([.B197]-[.$K$37])" office:value-type="float" office:value="0.000160613564104989" calcext:value-type="float">
            <text:p>1.61E-004</text:p>
          </table:table-cell>
          <table:table-cell table:number-columns-repeated="22"/>
        </table:table-row>
        <table:table-row table:style-name="ro6">
          <table:table-cell table:style-name="ce8"/>
          <table:table-cell table:style-name="ce16" office:value-type="float" office:value="0.121776645997366" calcext:value-type="float">
            <text:p>0.121776646</text:p>
          </table:table-cell>
          <table:table-cell table:style-name="ce23" office:value-type="float" office:value="0.00388728571411844" calcext:value-type="float">
            <text:p>0.0038872857</text:p>
          </table:table-cell>
          <table:table-cell table:style-name="ce5" table:formula="of:=ABS([.B198]-[.$K$37])" office:value-type="float" office:value="0.000123464403492993" calcext:value-type="float">
            <text:p>1.23E-004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LiU SBP P9</text:p>
          </table:table-cell>
          <table:table-cell table:number-columns-repeated="25"/>
        </table:table-row>
        <table:table-row table:style-name="ro2">
          <table:table-cell table:style-name="ce8"/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number-columns-repeated="22"/>
        </table:table-row>
        <table:table-row table:style-name="ro7">
          <table:table-cell table:style-name="ce8"/>
          <table:table-cell/>
          <table:table-cell table:style-name="ce23" office:value-type="float" office:value="0.0422200330920749" calcext:value-type="float">
            <text:p>0.0422200331</text:p>
          </table:table-cell>
          <table:table-cell table:style-name="ce5" table:formula="of:=ABS([.B202]-[.$K$37])" office:value-type="float" office:value="0.121900110400859" calcext:value-type="float">
            <text:p>1.22E-001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5035361760172" calcext:value-type="float">
            <text:p>0.1250353618</text:p>
          </table:table-cell>
          <table:table-cell table:style-name="ce23" office:value-type="float" office:value="0.0215916758543765" calcext:value-type="float">
            <text:p>0.0215916759</text:p>
          </table:table-cell>
          <table:table-cell table:style-name="ce5" table:formula="of:=ABS([.B203]-[.$K$37])" office:value-type="float" office:value="0.00313525135931302" calcext:value-type="float">
            <text:p>3.14E-003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0287630620214" calcext:value-type="float">
            <text:p>0.1202876306</text:p>
          </table:table-cell>
          <table:table-cell table:style-name="ce23" office:value-type="float" office:value="0.0109206494484927" calcext:value-type="float">
            <text:p>0.0109206494</text:p>
          </table:table-cell>
          <table:table-cell table:style-name="ce5" table:formula="of:=ABS([.B204]-[.$K$37])" office:value-type="float" office:value="0.00161247978064499" calcext:value-type="float">
            <text:p>1.61E-003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146652384623" calcext:value-type="float">
            <text:p>0.1214665238</text:p>
          </table:table-cell>
          <table:table-cell table:style-name="ce23" office:value-type="float" office:value="0.00549210185803678" calcext:value-type="float">
            <text:p>0.0054921019</text:p>
          </table:table-cell>
          <table:table-cell table:style-name="ce5" table:formula="of:=ABS([.B205]-[.$K$37])" office:value-type="float" office:value="0.000433586554629009" calcext:value-type="float">
            <text:p>4.34E-004</text:p>
          </table:table-cell>
          <table:table-cell table:number-columns-repeated="22"/>
        </table:table-row>
        <table:table-row table:style-name="ro8">
          <table:table-cell table:style-name="ce8"/>
          <table:table-cell table:style-name="ce16" office:value-type="float" office:value="0.121855945241663" calcext:value-type="float">
            <text:p>0.1218559452</text:p>
          </table:table-cell>
          <table:table-cell table:style-name="ce23" office:value-type="float" office:value="0.00388728571411844" calcext:value-type="float">
            <text:p>0.0038872857</text:p>
          </table:table-cell>
          <table:table-cell table:style-name="ce5" table:formula="of:=ABS([.B206]-[.$K$37])" office:value-type="float" office:value="0.0000441651591959885" calcext:value-type="float">
            <text:p>4.42E-005</text:p>
          </table:table-cell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0:03:22.357779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13T15:59:13.130743741</dc:date>
    <meta:editing-duration>P22DT18H52M7S</meta:editing-duration>
    <meta:editing-cycles>118</meta:editing-cycles>
    <meta:generator>LibreOffice/5.0.6.2$Linux_X86_64 LibreOffice_project/00m0$Build-2</meta:generator>
    <meta:document-statistic meta:table-count="3" meta:cell-count="10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5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2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12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5">
      <style:chart-properties chart:symbol-type="named-symbol" chart:symbol-name="hourglass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125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15.308cm" svg:height="13.063cm" xlink:href=".." xlink:type="simple" chart:class="chart:scatter" chart:style-name="ch1">
        <chart:title svg:x="6.777cm" svg:y="0.397cm" chart:style-name="ch2">
          <text:p>Laminar</text:p>
        </chart:title>
        <chart:legend chart:legend-position="end" svg:x="11.292cm" svg:y="1.003cm" style:legend-expansion="high" chart:style-name="ch3"/>
        <chart:plot-area chart:style-name="ch4" table:cell-range-address="Sheet1.C56:Sheet1.D62 Sheet1.A54:Sheet1.A54 Sheet1.A166:Sheet1.A166 Sheet1.D168:Sheet1.D173 Sheet1.A136:Sheet1.A136 Sheet1.D138:Sheet1.D142 Sheet1.A144:Sheet1.A144 Sheet1.D146:Sheet1.D149 Sheet1.A119:Sheet1.A119 Sheet1.D121:Sheet1.D122 Sheet1.A124:Sheet1.A124 Sheet1.D126:Sheet1.D127 Sheet1.A111:Sheet1.A111 Sheet1.D113:Sheet1.D117 Sheet1.A73:Sheet1.A73 Sheet1.D75:Sheet1.D78 Sheet1.A65:Sheet1.A65 Sheet1.D67:Sheet1.D70 Sheet1.A129:Sheet1.A129 Sheet1.D131:Sheet1.D134 Sheet1.A81:Sheet1.A81 Sheet1.D83:Sheet1.D87 Sheet1.A89:Sheet1.A89 Sheet1.D91:Sheet1.D94 Sheet1.A96:Sheet1.A96 Sheet1.D98:Sheet1.D101 Sheet1.A103:Sheet1.A103 Sheet1.D105:Sheet1.D110 Sheet1.I1:Sheet1.I1 Sheet1.B6:Sheet1.B11 Sheet1.I11:Sheet1.I11 Sheet1.F6:Sheet1.F11 Sheet1.I21:Sheet1.I21 Sheet1.B15:Sheet1.B20 Sheet1.I31:Sheet1.I31 Sheet1.F15:Sheet1.F18 Sheet1.M3:Sheet1.M3 Sheet1.O3:Sheet1.O4 Sheet1.M13:Sheet1.M13 Sheet1.O13:Sheet1.O14 Sheet1.M23:Sheet1.M23 Sheet1.O23:Sheet1.O24 Sheet1.M33:Sheet1.M33 Sheet1.O33:Sheet1.O34" chart:data-source-has-labels="row" svg:x="1.317cm" svg:y="1.463cm" svg:width="9.669cm" svg:height="10.358cm">
          <chartooo:coordinate-region svg:x="2.574cm" svg:y="1.662cm" svg:width="8.412cm" svg:height="9.512cm"/>
          <chart:axis chart:dimension="x" chart:name="primary-x" chart:style-name="ch5">
            <chart:title svg:x="6.001cm" svg:y="12.082cm" chart:style-name="ch6">
              <text:p>h</text:p>
            </chart:title>
          </chart:axis>
          <chart:axis chart:dimension="y" chart:name="primary-y" chart:style-name="ch7">
            <chart:title svg:x="0.451cm" svg:y="7.295cm" chart:style-name="ch8">
              <text:p>Cd error</text:p>
            </chart:title>
            <chart:grid chart:style-name="ch9" chart:class="major"/>
          </chart:axis>
          <chart:series chart:style-name="ch10" chart:values-cell-range-address="Sheet1.D56:Sheet1.D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D168:Sheet1.D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D138:Sheet1.D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3" chart:values-cell-range-address="Sheet1.D146:Sheet1.D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14" chart:values-cell-range-address="Sheet1.D121:Sheet1.D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5" chart:values-cell-range-address="Sheet1.D126:Sheet1.D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6" chart:values-cell-range-address="Sheet1.D113:Sheet1.D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17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8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9" chart:values-cell-range-address="Sheet1.D131:Sheet1.D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0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1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2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3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2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2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2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7" chart:values-cell-range-address="Sheet1.F15:Sheet1.F18" chart:label-cell-address="Sheet1.I31:Sheet1.I31" chart:class="chart:scatter">
            <chart:domain table:cell-range-address="Sheet1.J33:Sheet1.J37"/>
            <chart:data-point chart:repeated="5"/>
          </chart:series>
          <chart:series chart:style-name="ch28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28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28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28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053603659599141">
                <text:p>0.053603659599141</text:p>
                <draw:g>
                  <svg:desc>Sheet1.D56:Sheet1.D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0202760257866822">
                <text:p>0.0202760257866822</text:p>
                <draw:g>
                  <svg:desc>Sheet1.D168:Sheet1.D173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010870574599141">
                <text:p>0.010870574599141</text:p>
                <draw:g>
                  <svg:desc>Sheet1.D138:Sheet1.D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030266338599141">
                <text:p>0.030266338599141</text:p>
                <draw:g>
                  <svg:desc>Sheet1.D146:Sheet1.D149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00619619235824619">
                <text:p>0.00619619235824619</text:p>
                <draw:g>
                  <svg:desc>Sheet1.D121:Sheet1.D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0038133481739062">
                <text:p>0.0038133481739062</text:p>
                <draw:g>
                  <svg:desc>Sheet1.D126:Sheet1.D127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00862869915364502">
                <text:p>0.00862869915364502</text:p>
                <draw:g>
                  <svg:desc>Sheet1.D113:Sheet1.D117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75:Sheet1.C78</svg:desc>
                </draw:g>
              </table:table-cell>
              <table:table-cell office:value-type="float" office:value="0.0046795348008588">
                <text:p>0.0046795348008588</text:p>
                <draw:g>
                  <svg:desc>Sheet1.D75:Sheet1.D78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67:Sheet1.C70</svg:desc>
                </draw:g>
              </table:table-cell>
              <table:table-cell office:value-type="float" office:value="0.0000625814991412066">
                <text:p>0.0000625814991412066</text:p>
                <draw:g>
                  <svg:desc>Sheet1.D67:Sheet1.D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0000168895991409929">
                <text:p>0.0000168895991409929</text:p>
                <draw:g>
                  <svg:desc>Sheet1.D131:Sheet1.D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0437365914991412">
                <text:p>0.0437365914991412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0082651259991412">
                <text:p>0.0082651259991412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00104440159914121">
                <text:p>0.00104440159914121</text:p>
                <draw:g>
                  <svg:desc>Sheet1.D98:Sheet1.D101</svg:desc>
                </draw:g>
              </table:table-cell>
              <table:table-cell office:value-type="float" office:value="0.03125">
                <text:p>0.03125</text:p>
                <draw:g>
                  <svg:desc>Sheet1.C105:Sheet1.C110</svg:desc>
                </draw:g>
              </table:table-cell>
              <table:table-cell office:value-type="float" office:value="0.0175671183215216">
                <text:p>0.0175671183215216</text:p>
                <draw:g>
                  <svg:desc>Sheet1.D105:Sheet1.D110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186414015969582">
                <text:p>0.0186414015969582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30187366116156">
                <text:p>0.0030187366116156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F15:Sheet1.F18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186414015969582">
                <text:p>0.0186414015969582</text:p>
                <draw:g>
                  <svg:desc>Sheet1.O3:Sheet1.O4</svg:desc>
                </draw:g>
              </table:table-cell>
              <table:table-cell office:value-type="float" office:value="0.01875">
                <text:p>0.01875</text:p>
                <draw:g>
                  <svg:desc>Sheet1.N13:Sheet1.N14</svg:desc>
                </draw:g>
              </table:table-cell>
              <table:table-cell office:value-type="float" office:value="0.0030187366116156">
                <text:p>0.0030187366116156</text:p>
                <draw:g>
                  <svg:desc>Sheet1.O13:Sheet1.O14</svg:desc>
                </draw:g>
              </table:table-cell>
              <table:table-cell office:value-type="float" office:value="0.0140625">
                <text:p>0.0140625</text:p>
                <draw:g>
                  <svg:desc>Sheet1.N23:Sheet1.N24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O23:Sheet1.O24</svg:desc>
                </draw:g>
              </table:table-cell>
              <table:table-cell office:value-type="float" office:value="0.013125">
                <text:p>0.013125</text:p>
                <draw:g>
                  <svg:desc>Sheet1.N33:Sheet1.N34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O33:Sheet1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9235489599141">
                <text:p>0.019235489599141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7978748223074">
                <text:p>0.0048797874822307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241939059914101">
                <text:p>0.002419390599141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7546464599141">
                <text:p>0.007546464599141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839228414036108">
                <text:p>0.000839228414036108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91890075388865">
                <text:p>0.00029189007538886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38289383639099">
                <text:p>0.00138289383639099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00234471590085879">
                <text:p>0.00234471590085879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0000303101008587853">
                <text:p>0.000030310100858785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179110400859009">
                <text:p>0.000179110400859009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0193620734991412">
                <text:p>0.019362073499141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19202599914121">
                <text:p>0.00119202599914121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0000719493991412079">
                <text:p>0.0000719493991412079</text:p>
              </table:table-cell>
              <table:table-cell office:value-type="float" office:value="0.015625">
                <text:p>0.015625</text:p>
              </table:table-cell>
              <table:table-cell office:value-type="float" office:value="0.00544217779393899">
                <text:p>0.00544217779393899</text:p>
              </table:table-cell>
              <table:table-cell office:value-type="float" office:value="0.015625">
                <text:p>0.015625</text:p>
              </table:table-cell>
              <table:table-cell office:value-type="float" office:value="0.00540754758895101">
                <text:p>0.0054075475889510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247178795815803">
                <text:p>0.00024717879581580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83892148900061">
                <text:p>0.0000083892148900061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12728509439508">
                <text:p>0.0000001272850943950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182044937470295">
                <text:p>0.0000182044937470295</text:p>
              </table:table-cell>
              <table:table-cell office:value-type="float" office:value="0.001171875">
                <text:p>0.001171875</text:p>
              </table:table-cell>
              <table:table-cell office:value-type="float" office:value="0.0000000460622651918886">
                <text:p>0.0000000460622651918886</text:p>
              </table:table-cell>
              <table:table-cell office:value-type="float" office:value="0.003515625">
                <text:p>0.003515625</text:p>
              </table:table-cell>
              <table:table-cell office:value-type="float" office:value="0.000000120281394736718">
                <text:p>0.000000120281394736718</text:p>
              </table:table-cell>
              <table:table-cell office:value-type="float" office:value="0.00525">
                <text:p>0.00525</text:p>
              </table:table-cell>
              <table:table-cell office:value-type="float" office:value="0.0000000423745436941045">
                <text:p>0.000000042374543694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40384959914099">
                <text:p>0.0034038495991409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988357357064887">
                <text:p>0.000988357357064887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0273907599141004">
                <text:p>0.00027390759914100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114349859914101">
                <text:p>0.0011434985991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193735526791">
                <text:p>0.000193735526791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00116044090085879">
                <text:p>0.00116044090085879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0000149563008587927">
                <text:p>0.0000149563008587927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741104008590149">
                <text:p>0.000074110400859014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6875029914122">
                <text:p>0.00486875029914122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623550991412092">
                <text:p>0.0000623550991412092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00000078929914121284">
                <text:p>0.0000007892991412128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11774278638436">
                <text:p>0.001177427863843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11791940495582">
                <text:p>0.001179194049558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125351608716018">
                <text:p>0.000012535160871601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262422796604156">
                <text:p>0.00000026242279660415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375970906393852">
                <text:p>0.0000003759709063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191759599141">
                <text:p>0.0001917595991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234795216321679">
                <text:p>0.00023479521632167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0333785991410013">
                <text:p>0.000033378599141001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204231599141">
                <text:p>0.00020423159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04040419809898">
                <text:p>0.0000204040419809898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000575012600858793">
                <text:p>0.000575012600858793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00000556310085879364">
                <text:p>0.00000556310085879364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171104008590134">
                <text:p>0.0000171104008590134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829653699141203">
                <text:p>0.00082965369914120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0166919914121322">
                <text:p>0.00000166919914121322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000000498600858794829">
                <text:p>0.00000049860085879482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245272032601995">
                <text:p>0.00024527203260199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253349368314199">
                <text:p>0.000253349368314199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358946165207596">
                <text:p>0.000000358946165207596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350951905994656">
                <text:p>0.00000035095190599465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000242713117798443">
                <text:p>0.00000024271311779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552304008590021">
                <text:p>0.0000552304008590021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846189215703702">
                <text:p>0.0000846189215703702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0000238975991410095">
                <text:p>0.000023897599141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06580609600593">
                <text:p>0.0000030658060960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130621899141203">
                <text:p>0.0001306218991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542931446252115">
                <text:p>0.000054293144625211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575535773361946">
                <text:p>0.0000575535773361946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0291406205998879">
                <text:p>0.000000291406205998879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00180050297601819">
                <text:p>0.000000180050297601819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196504008590087">
                <text:p>0.0000196504008590087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546035428159869">
                <text:p>0.000054603542815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117959914100463">
                <text:p>0.000001179599141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17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0.736cm" svg:height="13.675cm" xlink:href=".." xlink:type="simple" chart:class="chart:scatter" chart:style-name="ch1">
        <chart:title svg:x="9.491cm" svg:y="0.409cm" chart:style-name="ch2">
          <text:p>Laminar</text:p>
        </chart:title>
        <chart:legend chart:legend-position="end" svg:x="16.72cm" svg:y="1.558cm" style:legend-expansion="high" chart:style-name="ch3"/>
        <chart:plot-area chart:style-name="ch4" table:cell-range-address="Sheet1.B56:Sheet1.C62 Sheet1.A54:Sheet1.A54 Sheet1.A166:Sheet1.A166 Sheet1.B168:Sheet1.B173 Sheet1.A119:Sheet1.A119 Sheet1.B121:Sheet1.B122 Sheet1.A124:Sheet1.A124 Sheet1.B126:Sheet1.B127 Sheet1.A176:Sheet1.A176 Sheet1.B179:Sheet1.B182 Sheet1.A184:Sheet1.A184 Sheet1.B187:Sheet1.B190 Sheet1.A192:Sheet1.A192 Sheet1.B195:Sheet1.B198 Sheet1.A200:Sheet1.A200 Sheet1.B203:Sheet1.B206 Sheet1.A136:Sheet1.A136 Sheet1.B138:Sheet1.B142 Sheet1.A144:Sheet1.A144 Sheet1.B146:Sheet1.B149 Sheet1.A111:Sheet1.A111 Sheet1.B113:Sheet1.B117 Sheet1.A73:Sheet1.A73 Sheet1.B75:Sheet1.B78 Sheet1.A65:Sheet1.A65 Sheet1.B67:Sheet1.B70 Sheet1.A129:Sheet1.A129 Sheet1.B131:Sheet1.B134 Sheet1.A81:Sheet1.A81 Sheet1.B83:Sheet1.B87 Sheet1.A89:Sheet1.A89 Sheet1.B91:Sheet1.B94 Sheet1.A96:Sheet1.A96 Sheet1.B98:Sheet1.B101 Sheet1.I1:Sheet1.I1 Sheet1.K3:Sheet1.K7 Sheet1.I11:Sheet1.I11 Sheet1.K13:Sheet1.K17 Sheet1.I21:Sheet1.I21 Sheet1.K23:Sheet1.K27 Sheet1.I31:Sheet1.I31 Sheet1.K33:Sheet1.K37" chart:data-source-has-labels="row" svg:x="1.425cm" svg:y="1.487cm" svg:width="14.881cm" svg:height="10.934cm">
          <chartooo:coordinate-region svg:x="2.523cm" svg:y="1.487cm" svg:width="13.783cm" svg:height="10.288cm"/>
          <chart:axis chart:dimension="x" chart:name="primary-x" chart:style-name="ch5">
            <chart:title svg:x="8.715cm" svg:y="12.694cm" chart:style-name="ch6">
              <text:p>h</text:p>
            </chart:title>
          </chart:axis>
          <chart:axis chart:dimension="y" chart:name="primary-y" chart:style-name="ch7">
            <chart:title svg:x="0.451cm" svg:y="7.223cm" chart:style-name="ch8">
              <text:p>Cd</text:p>
            </chart:title>
            <chart:grid chart:style-name="ch9" chart:class="major"/>
          </chart:axis>
          <chart:series chart:style-name="ch10" chart:values-cell-range-address="Sheet1.B56:Sheet1.B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B168:Sheet1.B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B121:Sheet1.B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3" chart:values-cell-range-address="Sheet1.B126:Sheet1.B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4" chart:values-cell-range-address="Sheet1.B179:Sheet1.B182" chart:label-cell-address="Sheet1.A176:Sheet1.A176" chart:class="chart:scatter">
            <chart:domain table:cell-range-address="Sheet1.C179:Sheet1.C182"/>
            <chart:data-point chart:repeated="4"/>
          </chart:series>
          <chart:series chart:style-name="ch15" chart:values-cell-range-address="Sheet1.B187:Sheet1.B190" chart:label-cell-address="Sheet1.A184:Sheet1.A184" chart:class="chart:scatter">
            <chart:domain table:cell-range-address="Sheet1.C187:Sheet1.C190"/>
            <chart:data-point chart:repeated="4"/>
          </chart:series>
          <chart:series chart:style-name="ch16" chart:values-cell-range-address="Sheet1.B195:Sheet1.B198" chart:label-cell-address="Sheet1.A192:Sheet1.A192" chart:class="chart:scatter">
            <chart:domain table:cell-range-address="Sheet1.C195:Sheet1.C198"/>
            <chart:data-point chart:repeated="4"/>
          </chart:series>
          <chart:series chart:style-name="ch17" chart:values-cell-range-address="Sheet1.B203:Sheet1.B206" chart:label-cell-address="Sheet1.A200:Sheet1.A200" chart:class="chart:scatter">
            <chart:domain table:cell-range-address="Sheet1.C203:Sheet1.C206"/>
            <chart:data-point chart:repeated="4"/>
          </chart:series>
          <chart:series chart:style-name="ch18" chart:values-cell-range-address="Sheet1.B138:Sheet1.B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9" chart:values-cell-range-address="Sheet1.B146:Sheet1.B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20" chart:values-cell-range-address="Sheet1.B113:Sheet1.B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21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22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23" chart:values-cell-range-address="Sheet1.B131:Sheet1.B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4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5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6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7" chart:values-cell-range-address="Sheet1.K3:Sheet1.K7" chart:label-cell-address="Sheet1.I1:Sheet1.I1" chart:class="chart:scatter">
            <chart:domain table:cell-range-address="Sheet1.J3:Sheet1.J8"/>
            <chart:data-point chart:repeated="6"/>
          </chart:series>
          <chart:series chart:style-name="ch28" chart:values-cell-range-address="Sheet1.K13:Sheet1.K17" chart:label-cell-address="Sheet1.I11:Sheet1.I11" chart:class="chart:scatter">
            <chart:domain table:cell-range-address="Sheet1.J13:Sheet1.J18"/>
            <chart:data-point chart:repeated="6"/>
          </chart:series>
          <chart:series chart:style-name="ch29" chart:values-cell-range-address="Sheet1.K23:Sheet1.K27" chart:label-cell-address="Sheet1.I21:Sheet1.I21" chart:class="chart:scatter">
            <chart:domain table:cell-range-address="Sheet1.J23:Sheet1.J28"/>
            <chart:data-point chart:repeated="6"/>
          </chart:series>
          <chart:series chart:style-name="ch30" chart:values-cell-range-address="Sheet1.K33:Sheet1.K37" chart:label-cell-address="Sheet1.I31:Sheet1.I31" chart:class="chart:scatter">
            <chart:domain table:cell-range-address="Sheet1.J33:Sheet1.J37"/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1</text:p>
                <draw:g>
                  <svg:desc>Sheet1.A176:Sheet1.A17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3</text:p>
                <draw:g>
                  <svg:desc>Sheet1.A184:Sheet1.A18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6</text:p>
                <draw:g>
                  <svg:desc>Sheet1.A192:Sheet1.A19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9</text:p>
                <draw:g>
                  <svg:desc>Sheet1.A200:Sheet1.A2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17550377">
                <text:p>0.17550377</text:p>
                <draw:g>
                  <svg:desc>Sheet1.B56:Sheet1.B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142176136187541">
                <text:p>0.142176136187541</text:p>
                <draw:g>
                  <svg:desc>Sheet1.B168:Sheet1.B173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128096302759105">
                <text:p>0.128096302759105</text:p>
                <draw:g>
                  <svg:desc>Sheet1.B121:Sheet1.B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125713458574765">
                <text:p>0.125713458574765</text:p>
                <draw:g>
                  <svg:desc>Sheet1.B126:Sheet1.B127</svg:desc>
                </draw:g>
              </table:table-cell>
              <table:table-cell office:value-type="float" office:value="0.0215916758543765">
                <text:p>0.0215916758543765</text:p>
                <draw:g>
                  <svg:desc>Sheet1.C179:Sheet1.C182</svg:desc>
                </draw:g>
              </table:table-cell>
              <table:table-cell office:value-type="float" office:value="0.155526082960845">
                <text:p>0.155526082960845</text:p>
                <draw:g>
                  <svg:desc>Sheet1.B179:Sheet1.B182</svg:desc>
                </draw:g>
              </table:table-cell>
              <table:table-cell office:value-type="float" office:value="0.0215916758543765">
                <text:p>0.0215916758543765</text:p>
                <draw:g>
                  <svg:desc>Sheet1.C187:Sheet1.C190</svg:desc>
                </draw:g>
              </table:table-cell>
              <table:table-cell office:value-type="float" office:value="0.125804849506707">
                <text:p>0.125804849506707</text:p>
                <draw:g>
                  <svg:desc>Sheet1.B187:Sheet1.B190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5:Sheet1.C198</svg:desc>
                </draw:g>
              </table:table-cell>
              <table:table-cell office:value-type="float" office:value="0.131599365296743">
                <text:p>0.131599365296743</text:p>
                <draw:g>
                  <svg:desc>Sheet1.B195:Sheet1.B198</svg:desc>
                </draw:g>
              </table:table-cell>
              <table:table-cell office:value-type="float" office:value="0.0215916758543765">
                <text:p>0.0215916758543765</text:p>
                <draw:g>
                  <svg:desc>Sheet1.C203:Sheet1.C206</svg:desc>
                </draw:g>
              </table:table-cell>
              <table:table-cell office:value-type="float" office:value="0.125035361760172">
                <text:p>0.125035361760172</text:p>
                <draw:g>
                  <svg:desc>Sheet1.B203:Sheet1.B206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132770685">
                <text:p>0.132770685</text:p>
                <draw:g>
                  <svg:desc>Sheet1.B138:Sheet1.B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152166449">
                <text:p>0.152166449</text:p>
                <draw:g>
                  <svg:desc>Sheet1.B146:Sheet1.B149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130528809554504">
                <text:p>0.130528809554504</text:p>
                <draw:g>
                  <svg:desc>Sheet1.B113:Sheet1.B117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75:Sheet1.C78</svg:desc>
                </draw:g>
              </table:table-cell>
              <table:table-cell office:value-type="float" office:value="0.1172205756">
                <text:p>0.1172205756</text:p>
                <draw:g>
                  <svg:desc>Sheet1.B75:Sheet1.B78</svg:desc>
                </draw:g>
              </table:table-cell>
              <table:table-cell office:value-type="float" office:value="0.00548144791617479">
                <text:p>0.00548144791617479</text:p>
                <draw:g>
                  <svg:desc>Sheet1.C67:Sheet1.C70</svg:desc>
                </draw:g>
              </table:table-cell>
              <table:table-cell office:value-type="float" office:value="0.1219626919">
                <text:p>0.1219626919</text:p>
                <draw:g>
                  <svg:desc>Sheet1.B67:Sheet1.B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121917">
                <text:p>0.121917</text:p>
                <draw:g>
                  <svg:desc>Sheet1.B131:Sheet1.B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656367019">
                <text:p>0.1656367019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301652364">
                <text:p>0.1301652364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2944512">
                <text:p>0.122944512</text:p>
                <draw:g>
                  <svg:desc>Sheet1.B98:Sheet1.B101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140541511997817">
                <text:p>0.140541511997817</text:p>
                <draw:g>
                  <svg:desc>Sheet1.K3:Sheet1.K7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124918847012474">
                <text:p>0.124918847012474</text:p>
                <draw:g>
                  <svg:desc>Sheet1.K13:Sheet1.K17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1223927829937">
                <text:p>0.1223927829937</text:p>
                <draw:g>
                  <svg:desc>Sheet1.K23:Sheet1.K27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121964768823244">
                <text:p>0.121964768823244</text:p>
                <draw:g>
                  <svg:desc>Sheet1.K33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411356">
                <text:p>0.141135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7989788309">
                <text:p>0.1267798978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739338814895">
                <text:p>0.12273933881489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192000476248">
                <text:p>0.12219200047624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3143431401839">
                <text:p>0.13143431401839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657252199378">
                <text:p>0.12065725219937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343348452734">
                <text:p>0.12234334845273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287630620214">
                <text:p>0.12028763062021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4319501">
                <text:p>0.1243195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9446575">
                <text:p>0.12944657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28300423725">
                <text:p>0.12328300423725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1195553945">
                <text:p>0.1195553945</text:p>
              </table:table-cell>
              <table:table-cell office:value-type="float" office:value="0.00275138825364415">
                <text:p>0.00275138825364415</text:p>
              </table:table-cell>
              <table:table-cell office:value-type="float" office:value="0.1218698003">
                <text:p>0.121869800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721">
                <text:p>0.121721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412621839">
                <text:p>0.141262183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0921364">
                <text:p>0.1230921364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9720598">
                <text:p>0.1219720598</text:p>
              </table:table-cell>
              <table:table-cell office:value-type="float" office:value="0.015625">
                <text:p>0.015625</text:p>
              </table:table-cell>
              <table:table-cell office:value-type="float" office:value="0.12730765798981">
                <text:p>0.1273076579898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122147289196675">
                <text:p>0.12214728919667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1908499615749">
                <text:p>0.121908499615749</text:p>
              </table:table-cell>
              <table:table-cell office:value-type="float" office:value="0.00625">
                <text:p>0.00625</text:p>
              </table:table-cell>
              <table:table-cell office:value-type="float" office:value="0.121900237685953">
                <text:p>0.12190023768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530396">
                <text:p>0.12530396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888467757924">
                <text:p>0.1228884677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4364941124346">
                <text:p>0.12436494112434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357898368216">
                <text:p>0.12135789836821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739496836754">
                <text:p>0.121739496836754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46652384623">
                <text:p>0.12146652384623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174018">
                <text:p>0.12217401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3043609">
                <text:p>0.12304360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09384592765">
                <text:p>0.12209384592765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1207396695">
                <text:p>0.1207396695</text:p>
              </table:table-cell>
              <table:table-cell office:value-type="float" office:value="0.00137837579178664">
                <text:p>0.00137837579178664</text:p>
              </table:table-cell>
              <table:table-cell office:value-type="float" office:value="0.1218851541">
                <text:p>0.1218851541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26">
                <text:p>0.12182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688607">
                <text:p>0.126768860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9624655">
                <text:p>0.1219624655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9008997">
                <text:p>0.121900899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3079304450417">
                <text:p>0.12307930445041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12191264556173">
                <text:p>0.1219126455617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21899847978062">
                <text:p>0.121899847978062</text:p>
              </table:table-cell>
              <table:table-cell office:value-type="float" office:value="0.003125">
                <text:p>0.003125</text:p>
              </table:table-cell>
              <table:table-cell office:value-type="float" office:value="0.121899734429952">
                <text:p>0.12189973442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209187">
                <text:p>0.12209187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134905617181">
                <text:p>0.12213490561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251344798766">
                <text:p>0.122513447987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37830710019">
                <text:p>0.121737830710019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76645997366">
                <text:p>0.1217766459973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855945241663">
                <text:p>0.12185594524166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933489">
                <text:p>0.12193348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2104342">
                <text:p>0.122104342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2051444284">
                <text:p>0.12192051444284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1213250978">
                <text:p>0.1213250978</text:p>
              </table:table-cell>
              <table:table-cell office:value-type="float" office:value="0.000689860274328339">
                <text:p>0.000689860274328339</text:p>
              </table:table-cell>
              <table:table-cell office:value-type="float" office:value="0.1218945473">
                <text:p>0.1218945473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83">
                <text:p>0.12188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7297641">
                <text:p>0.12272976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017796">
                <text:p>0.1219017796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96118">
                <text:p>0.121899611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22153459769173">
                <text:p>0.122153459769173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121900469347024">
                <text:p>0.12190046934702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121899759448953">
                <text:p>0.121899759448953</text:p>
              </table:table-cell>
              <table:table-cell office:value-type="float" office:value="0.0015625">
                <text:p>0.0015625</text:p>
              </table:table-cell>
              <table:table-cell office:value-type="float" office:value="0.121899867687741">
                <text:p>0.12189986768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4488">
                <text:p>0.12184488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84729322429">
                <text:p>0.1219847293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121924008">
                <text:p>0.12192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176206955">
                <text:p>0.12190317620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0307323">
                <text:p>0.12203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121957663978195">
                <text:p>0.121957663978195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121899818994653">
                <text:p>0.12189981899465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121899930350561">
                <text:p>0.121899930350561</text:p>
              </table:table-cell>
              <table:table-cell office:value-type="float" office:value="0.00078125">
                <text:p>0.00078125</text:p>
              </table:table-cell>
              <table:table-cell office:value-type="float" office:value="0.121900110400859">
                <text:p>0.121900110400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8046">
                <text:p>0.1218804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954713943675">
                <text:p>0.1219547139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90129">
                <text:p>0.121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